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3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4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7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4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5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6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9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1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2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3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5" style:family="paragraph">
      <loext:graphic-properties draw:fill-color="#ffffff"/>
      <style:paragraph-properties style:writing-mode="lr-tb"/>
      <style:text-properties style:font-size-asian="12pt"/>
    </style:style>
    <style:style style:name="P76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7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8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9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0" style:family="paragraph">
      <style:paragraph-properties fo:margin-left="0cm" fo:margin-right="0cm" fo:text-indent="0cm"/>
    </style:style>
    <style:style style:name="P81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" fo:font-size="48pt" style:font-name-asian="全字庫正楷體1" style:font-size-asian="48pt" style:font-size-complex="48pt"/>
    </style:style>
    <style:style style:name="P82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83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84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6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3pt" style:font-name-asian="PT Sans Narrow" style:font-size-asian="13pt" style:font-size-complex="13pt"/>
    </style:style>
    <style:style style:name="T28" style:family="text">
      <style:text-properties fo:color="#666666" loext:opacity="100%" style:font-name="PT Sans Narrow" fo:font-size="13pt" style:font-size-asian="13pt" style:font-size-complex="13pt"/>
    </style:style>
    <style:style style:name="T29" style:family="text">
      <style:text-properties style:font-name="PT Sans Narrow" fo:font-size="13pt" style:font-size-asian="13pt" style:font-size-complex="13pt"/>
    </style:style>
    <style:style style:name="T30" style:family="text">
      <style:text-properties style:font-name="PT Sans Narrow" fo:font-size="12pt" style:font-name-asian="PT Sans Narrow" style:font-size-asian="12pt" style:font-size-complex="12pt"/>
    </style:style>
    <style:style style:name="T31" style:family="text">
      <style:text-properties fo:color="#666666" loext:opacity="100%" style:font-name="PT Sans Narrow" fo:font-size="9pt" style:font-size-asian="9pt" style:font-size-complex="9pt"/>
    </style:style>
    <style:style style:name="T32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33" style:family="text">
      <style:text-properties style:use-window-font-color="true" loext:opacity="0%" style:font-name="PT Sans Narrow" fo:font-size="9pt" style:font-size-asian="9pt" style:font-size-complex="9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0pt" style:font-size-asian="10pt" style:font-size-complex="10pt"/>
    </style:style>
    <style:style style:name="T38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39" style:family="text">
      <style:text-properties style:font-name="PT Sans Narrow" fo:font-size="10pt" style:font-size-asian="10pt" style:font-size-complex="10pt"/>
    </style:style>
    <style:style style:name="T40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1" style:family="text">
      <style:text-properties fo:color="#666666" loext:opacity="100%" style:font-name="PT Sans Narrow" fo:font-size="12pt" style:font-size-asian="12pt" style:font-size-complex="12pt"/>
    </style:style>
    <style:style style:name="T42" style:family="text">
      <style:text-properties style:font-name="PT Sans Narrow" fo:font-size="12pt" style:font-size-asian="12pt" style:font-size-complex="12pt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6" style:family="text">
      <style:text-properties fo:color="#ffffff" loext:opacity="100%" style:font-name="全字庫正楷體 Ext-B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2.3cm" svg:height="1.759cm" svg:x="6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kite</text:span></text:p>
          <text:p text:style-name="P24"><text:span text:style-name="T14"># ./mt9x9.kite || kite mt9x9.kite</text:span></text:p>
          <text:p text:style-name="P24"><text:span text:style-name="T18"/></text:p>
          <text:p text:style-name="P24"><text:span text:style-name="T15">i = 1;</text:span></text:p>
          <text:p text:style-name="P24"><text:span text:style-name="T15">while(i &lt;= 9) [</text:span></text:p>
          <text:p text:style-name="P24"><text:span text:style-name="T15"><text:s text:c="4"/></text:span><text:span text:style-name="T15">j = 1;</text:span></text:p>
          <text:p text:style-name="P24"><text:span text:style-name="T15"><text:s text:c="4"/></text:span><text:span text:style-name="T15">while(j &lt;= 9) [</text:span></text:p>
          <text:p text:style-name="P24"><text:span text:style-name="T15"><text:s text:c="8"/></text:span><text:span text:style-name="T15">k = i;</text:span></text:p>
          <text:p text:style-name="P24"><text:span text:style-name="T15"><text:s text:c="8"/></text:span><text:span text:style-name="T15">s = "";</text:span></text:p>
          <text:p text:style-name="P24"><text:span text:style-name="T15"><text:s text:c="8"/></text:span><text:span text:style-name="T15">until(k &gt; 2+i) [</text:span></text:p>
          <text:p text:style-name="P24"><text:span text:style-name="T15"><text:s text:c="12"/></text:span><text:span text:style-name="T15">s = s + ("%dx%d=%2d\t" | format([k, j, k*j]));</text:span></text:p>
          <text:p text:style-name="P24"><text:span text:style-name="T15"><text:s text:c="12"/></text:span><text:span text:style-name="T15">k = k + 1;</text:span></text:p>
          <text:p text:style-name="P24"><text:span text:style-name="T15"><text:s text:c="8"/></text:span><text:span text:style-name="T15">];</text:span></text:p>
          <text:p text:style-name="P24"><text:span text:style-name="T15"><text:s text:c="8"/></text:span><text:span text:style-name="T15">s | print;</text:span></text:p>
          <text:p text:style-name="P24"><text:span text:style-name="T15"><text:s text:c="8"/></text:span><text:span text:style-name="T15">j = j + 1;</text:span></text:p>
          <text:p text:style-name="P24"><text:span text:style-name="T15"><text:s text:c="4"/></text:span><text:span text:style-name="T15">];</text:span></text:p>
          <text:p text:style-name="P24"><text:span text:style-name="T15"><text:s text:c="4"/></text:span><text:span text:style-name="T15">"" | print;</text:span></text:p>
          <text:p text:style-name="P24"><text:span text:style-name="T15"><text:s text:c="4"/></text:span><text:span text:style-name="T15">i = i + 3;</text:span></text:p>
          <text:p text:style-name="P24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% cim mt9x9.sim &amp;&amp; ./mt9x9</text:span></text:p>
          <text:p text:style-name="P24"><text:span text:style-name="T18"/></text:p>
          <text:p text:style-name="P24"><text:span text:style-name="T15">Begin</text:span></text:p>
          <text:p text:style-name="P24"><text:span text:style-name="T15"><text:s text:c="4"/></text:span><text:span text:style-name="T15">Integer i, j, k;</text:span></text:p>
          <text:p text:style-name="P24"><text:span text:style-name="T15"><text:s text:c="4"/></text:span><text:span text:style-name="T15">For i := 1 Step 3 Until 9 Do Begin</text:span></text:p>
          <text:p text:style-name="P24"><text:span text:style-name="T15"><text:s text:c="8"/></text:span><text:span text:style-name="T15">For j := 1 Step 1 Until 9 Do Begin</text:span></text:p>
          <text:p text:style-name="P24"><text:span text:style-name="T15"><text:s text:c="12"/></text:span><text:span text:style-name="T15">For k := i Step 1 Until i+2 Do Begin</text:span></text:p>
          <text:p text:style-name="P24"><text:span text:style-name="T15"><text:s text:c="16"/></text:span><text:span text:style-name="T15">OutInt(k, 0);</text:span></text:p>
          <text:p text:style-name="P24"><text:span text:style-name="T15"><text:s text:c="16"/></text:span><text:span text:style-name="T15">OutText("x");</text:span></text:p>
          <text:p text:style-name="P24"><text:span text:style-name="T15"><text:s text:c="16"/></text:span><text:span text:style-name="T15">OutInt(j, 0);</text:span></text:p>
          <text:p text:style-name="P24"><text:span text:style-name="T15"><text:s text:c="16"/></text:span><text:span text:style-name="T15">OutText("=");</text:span></text:p>
          <text:p text:style-name="P24"><text:span text:style-name="T15"><text:s text:c="16"/></text:span><text:span text:style-name="T15">OutInt(k*j, 2);</text:span></text:p>
          <text:p text:style-name="P24"><text:span text:style-name="T15"><text:s text:c="16"/></text:span><text:span text:style-name="T15">OutText("!9!")</text:span></text:p>
          <text:p text:style-name="P24"><text:span text:style-name="T15"><text:s text:c="12"/></text:span><text:span text:style-name="T15">End;</text:span></text:p>
          <text:p text:style-name="P24"><text:span text:style-name="T15"><text:s text:c="12"/></text:span><text:span text:style-name="T15">OutImage</text:span></text:p>
          <text:p text:style-name="P24"><text:span text:style-name="T15"><text:s text:c="8"/></text:span><text:span text:style-name="T15">End;</text:span></text:p>
          <text:p text:style-name="P24"><text:span text:style-name="T15"><text:s text:c="8"/></text:span><text:span text:style-name="T15">OutImage</text:span></text:p>
          <text:p text:style-name="P24"><text:span text:style-name="T15"><text:s text:c="4"/></text:span><text:span text:style-name="T15">End</text:span></text:p>
          <text:p text:style-name="P24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7" draw:layer="layout" svg:width="11.2cm" svg:height="11.4cm" svg:x="1.2cm" svg:y="6.8cm">
          <text:p text:style-name="P26"><text:span text:style-name="T14">(* obnc mt9x9.obn &amp;&amp; ./mt9x9 *)</text:span></text:p>
          <text:p text:style-name="P26"><text:span text:style-name="T22"/></text:p>
          <text:p text:style-name="P26"><text:span text:style-name="T23">MODULE mt9x9;</text:span></text:p>
          <text:p text:style-name="P26"><text:span text:style-name="T23"><text:s text:c="4"/></text:span><text:span text:style-name="T23">IMPORT Out;</text:span></text:p>
          <text:p text:style-name="P26"><text:span text:style-name="T23"><text:s text:c="4"/></text:span><text:span text:style-name="T23">VAR i, j, k : INTEGER;</text:span></text:p>
          <text:p text:style-name="P26"><text:span text:style-name="T23">BEGIN</text:span></text:p>
          <text:p text:style-name="P26"><text:span text:style-name="T23"><text:s text:c="4"/></text:span><text:span text:style-name="T23">FOR i := 1 TO 9 BY 3 DO</text:span></text:p>
          <text:p text:style-name="P26"><text:span text:style-name="T23"><text:s text:c="8"/></text:span><text:span text:style-name="T23">FOR j := 1 TO 9 DO</text:span></text:p>
          <text:p text:style-name="P26"><text:span text:style-name="T23"><text:s text:c="12"/></text:span><text:span text:style-name="T23">FOR k := i TO i+2 DO</text:span></text:p>
          <text:p text:style-name="P26"><text:span text:style-name="T23"><text:s text:c="15"/></text:span><text:span text:style-name="T23">Out.Int(k,1);</text:span></text:p>
          <text:p text:style-name="P26"><text:span text:style-name="T23"><text:s text:c="15"/></text:span><text:span text:style-name="T23">Out.String("x");</text:span></text:p>
          <text:p text:style-name="P26"><text:span text:style-name="T23"><text:s text:c="15"/></text:span><text:span text:style-name="T23">Out.Int(j,1);</text:span></text:p>
          <text:p text:style-name="P26"><text:span text:style-name="T23"><text:s text:c="15"/></text:span><text:span text:style-name="T23">Out.String("=");</text:span></text:p>
          <text:p text:style-name="P26"><text:span text:style-name="T23"><text:s text:c="15"/></text:span><text:span text:style-name="T23">Out.Int(k*j,2);</text:span></text:p>
          <text:p text:style-name="P26"><text:span text:style-name="T23"><text:s text:c="15"/></text:span><text:span text:style-name="T23">Out.Char(09X)</text:span></text:p>
          <text:p text:style-name="P26"><text:span text:style-name="T23"><text:s text:c="12"/></text:span><text:span text:style-name="T23">END;</text:span></text:p>
          <text:p text:style-name="P26"><text:span text:style-name="T23"><text:s text:c="12"/></text:span><text:span text:style-name="T23">Out.Char(0AX)</text:span></text:p>
          <text:p text:style-name="P26"><text:span text:style-name="T23"><text:s text:c="8"/></text:span><text:span text:style-name="T23">END;</text:span></text:p>
          <text:p text:style-name="P26"><text:span text:style-name="T23"><text:s text:c="8"/></text:span><text:span text:style-name="T23">Out.Ln</text:span></text:p>
          <text:p text:style-name="P26"><text:span text:style-name="T23"><text:s text:c="4"/></text:span><text:span text:style-name="T23">END</text:span></text:p>
          <text:p text:style-name="P26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9" draw:layer="layout" svg:width="11.2cm" svg:height="11.4cm" svg:x="13.151cm" svg:y="6.8cm">
          <text:p text:style-name="P28"><text:span text:style-name="T14">(* m2c -all mt9x9.mod -o mt9x9 &amp;&amp; ./mt9x9 *)</text:span></text:p>
          <text:p text:style-name="P28"><text:span text:style-name="T22"/></text:p>
          <text:p text:style-name="P28"><text:span text:style-name="T23">MODULE mt9x9;</text:span></text:p>
          <text:p text:style-name="P28"><text:span text:style-name="T23">IMPORT InOut;</text:span></text:p>
          <text:p text:style-name="P28"><text:span text:style-name="T23">VAR</text:span></text:p>
          <text:p text:style-name="P28"><text:span text:style-name="T23"><text:s text:c="2"/></text:span><text:span text:style-name="T23">i, j, k: CARDINAL;</text:span></text:p>
          <text:p text:style-name="P28"><text:span text:style-name="T23">BEGIN</text:span></text:p>
          <text:p text:style-name="P28"><text:span text:style-name="T23"><text:s text:c="4"/></text:span><text:span text:style-name="T23">FOR i:=1 TO 9 BY 3 DO</text:span></text:p>
          <text:p text:style-name="P28"><text:span text:style-name="T23"><text:s text:c="8"/></text:span><text:span text:style-name="T23">FOR j:=1 TO 9 DO</text:span></text:p>
          <text:p text:style-name="P28"><text:span text:style-name="T23"><text:s text:c="12"/></text:span><text:span text:style-name="T23">FOR k:=i TO i+2 DO</text:span></text:p>
          <text:p text:style-name="P28"><text:span text:style-name="T23"><text:s text:c="16"/></text:span><text:span text:style-name="T23">InOut.WriteInt(k, 1);</text:span></text:p>
          <text:p text:style-name="P28"><text:span text:style-name="T23"><text:s text:c="16"/></text:span><text:span text:style-name="T23">InOut.Write('x');</text:span></text:p>
          <text:p text:style-name="P28"><text:span text:style-name="T23"><text:s text:c="16"/></text:span><text:span text:style-name="T23">InOut.WriteInt(j, 1);</text:span></text:p>
          <text:p text:style-name="P28"><text:span text:style-name="T23"><text:s text:c="16"/></text:span><text:span text:style-name="T23">InOut.Write('=');</text:span></text:p>
          <text:p text:style-name="P28"><text:span text:style-name="T23"><text:s text:c="16"/></text:span><text:span text:style-name="T23">InOut.WriteInt(k*j, 2);</text:span></text:p>
          <text:p text:style-name="P28"><text:span text:style-name="T23"><text:s text:c="16"/></text:span><text:span text:style-name="T23">InOut.Write(11C);</text:span></text:p>
          <text:p text:style-name="P28"><text:span text:style-name="T23"><text:s text:c="12"/></text:span><text:span text:style-name="T23">END;</text:span></text:p>
          <text:p text:style-name="P28"><text:span text:style-name="T23"><text:s text:c="12"/></text:span><text:span text:style-name="T23">InOut.Write(12C);</text:span></text:p>
          <text:p text:style-name="P28"><text:span text:style-name="T23"><text:s text:c="8"/></text:span><text:span text:style-name="T23">END;</text:span></text:p>
          <text:p text:style-name="P28"><text:span text:style-name="T23"><text:s text:c="8"/></text:span><text:span text:style-name="T23">InOut.WriteLn;</text:span></text:p>
          <text:p text:style-name="P28"><text:span text:style-name="T23"><text:s text:c="4"/></text:span><text:span text:style-name="T23">END;</text:span></text:p>
          <text:p text:style-name="P28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-- gnat make mt9x9.adb &amp;&amp; ./mt9x9</text:span></text:p>
          <text:p text:style-name="P30"><text:span text:style-name="T18"/></text:p>
          <text:p text:style-name="P30"><text:span text:style-name="T15">with Ada.Text_IO; use Ada.Text_IO;</text:span></text:p>
          <text:p text:style-name="P30"><text:span text:style-name="T15">procedure mt9x9 is</text:span></text:p>
          <text:p text:style-name="P30"><text:span text:style-name="T15"><text:s text:c="4"/></text:span><text:span text:style-name="T15">package IO is new Integer_IO (Integer); use IO;</text:span></text:p>
          <text:p text:style-name="P30"><text:span text:style-name="T15"><text:s text:c="4"/></text:span><text:span text:style-name="T15">V : array (1..3) of Integer := (1, 4, 7);</text:span></text:p>
          <text:p text:style-name="P30"><text:span text:style-name="T15">begin</text:span></text:p>
          <text:p text:style-name="P30"><text:span text:style-name="T15"><text:s text:c="4"/></text:span><text:span text:style-name="T15">for i of V loop</text:span></text:p>
          <text:p text:style-name="P30"><text:span text:style-name="T15"><text:s text:c="8"/></text:span><text:span text:style-name="T15">for j in 1..9 loop</text:span></text:p>
          <text:p text:style-name="P30"><text:span text:style-name="T15"><text:s text:c="12"/></text:span><text:span text:style-name="T15">for k in i..i+2 loop</text:span></text:p>
          <text:p text:style-name="P30"><text:span text:style-name="T15"><text:s text:c="16"/></text:span><text:span text:style-name="T15">Put (k, Width =&gt; 1); Put ("x"); Put (j, Width =&gt; 1);</text:span></text:p>
          <text:p text:style-name="P30"><text:span text:style-name="T15"><text:s text:c="16"/></text:span><text:span text:style-name="T15">Put ("="); Put (k*j, Width =&gt; 2); Put (ASCII.HT);</text:span></text:p>
          <text:p text:style-name="P30"><text:span text:style-name="T15"><text:s text:c="12"/></text:span><text:span text:style-name="T15">end loop;</text:span></text:p>
          <text:p text:style-name="P30"><text:span text:style-name="T15"><text:s text:c="12"/></text:span><text:span text:style-name="T15">Put_Line ("");</text:span></text:p>
          <text:p text:style-name="P30"><text:span text:style-name="T15"><text:s text:c="8"/></text:span><text:span text:style-name="T15">end loop;</text:span></text:p>
          <text:p text:style-name="P30"><text:span text:style-name="T15"><text:s text:c="8"/></text:span><text:span text:style-name="T15">New_Line;</text:span></text:p>
          <text:p text:style-name="P30"><text:span text:style-name="T15"><text:s text:c="4"/></text:span><text:span text:style-name="T15">end loop;</text:span></text:p>
          <text:p text:style-name="P3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3" draw:layer="layout" svg:width="11.2cm" svg:height="11.4cm" svg:x="13.151cm" svg:y="6.8cm">
          <text:p text:style-name="P32"><text:span text:style-name="T14">{ fpc mt9x9.pas &amp;&amp; ./mt9x9 }</text:span></text:p>
          <text:p text:style-name="P32"><text:span text:style-name="T18"/></text:p>
          <text:p text:style-name="P32"><text:span text:style-name="T15">program mt9x9;</text:span></text:p>
          <text:p text:style-name="P32"><text:span text:style-name="T15">uses SysUtils;</text:span></text:p>
          <text:p text:style-name="P32"><text:span text:style-name="T15">var</text:span></text:p>
          <text:p text:style-name="P32"><text:span text:style-name="T15"><text:s text:c="4"/></text:span><text:span text:style-name="T15">i, j, k : Integer;</text:span></text:p>
          <text:p text:style-name="P32"><text:span text:style-name="T15">begin</text:span></text:p>
          <text:p text:style-name="P32"><text:span text:style-name="T15"><text:s text:c="4"/></text:span><text:span text:style-name="T15">for i in [1, 4, 7] do</text:span></text:p>
          <text:p text:style-name="P32"><text:span text:style-name="T15"><text:s text:c="4"/></text:span><text:span text:style-name="T15">begin</text:span></text:p>
          <text:p text:style-name="P32"><text:span text:style-name="T15"><text:s text:c="8"/></text:span><text:span text:style-name="T15">for j := 1 to 9 do</text:span></text:p>
          <text:p text:style-name="P32"><text:span text:style-name="T15"><text:s text:c="8"/></text:span><text:span text:style-name="T15">begin</text:span></text:p>
          <text:p text:style-name="P32"><text:span text:style-name="T15"><text:s text:c="12"/></text:span><text:span text:style-name="T15">for k := i to i+2 do</text:span></text:p>
          <text:p text:style-name="P32"><text:span text:style-name="T15"><text:s text:c="12"/></text:span><text:span text:style-name="T15">begin</text:span></text:p>
          <text:p text:style-name="P32"><text:span text:style-name="T15"><text:s text:c="16"/></text:span><text:span text:style-name="T15">Write(Format('%dx%d=%2d'#9, [k, j, k*j]));</text:span></text:p>
          <text:p text:style-name="P32"><text:span text:style-name="T15"><text:s text:c="12"/></text:span><text:span text:style-name="T15">end;</text:span></text:p>
          <text:p text:style-name="P32"><text:span text:style-name="T15"><text:s text:c="12"/></text:span><text:span text:style-name="T15">Write(#10);</text:span></text:p>
          <text:p text:style-name="P32"><text:span text:style-name="T15"><text:s text:c="8"/></text:span><text:span text:style-name="T15">end;</text:span></text:p>
          <text:p text:style-name="P32"><text:span text:style-name="T15"><text:s text:c="8"/></text:span><text:span text:style-name="T15">Writeln;</text:span></text:p>
          <text:p text:style-name="P32"><text:span text:style-name="T15"><text:s text:c="4"/></text:span><text:span text:style-name="T15">end;</text:span></text:p>
          <text:p text:style-name="P32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36" draw:layer="layout" svg:width="11.2cm" svg:height="11.4cm" svg:x="1.2cm" svg:y="6.8cm">
          <text:p text:style-name="P34"><text:span text:style-name="T14">/* plic -C -dELF -lsiaxgo -ew mt9x9.pli -o mt9x9.o</text:span></text:p>
          <text:p text:style-name="P34"><text:span text:style-name="T14">ld -z muldefs -Bstatic --oformat=elf32-i386 \</text:span></text:p>
          <text:p text:style-name="P34"><text:span text:style-name="T14"><text:s text:c="4"/></text:span><text:span text:style-name="T14">-melf_i386 -e main mt9x9.o libprf.a -o mt9x9 */</text:span></text:p>
          <text:p text:style-name="P35"><text:span text:style-name="T22"/></text:p>
          <text:p text:style-name="P35"><text:span text:style-name="T23">mt9x9: proc options(main);</text:span></text:p>
          <text:p text:style-name="P35"><text:span text:style-name="T23"><text:s text:c="4"/></text:span><text:span text:style-name="T23">dcl(i, j, k) fixed dec(1);</text:span></text:p>
          <text:p text:style-name="P35"><text:span text:style-name="T23"><text:s text:c="4"/></text:span><text:span text:style-name="T23">do i = 1 to 9 by 3;</text:span></text:p>
          <text:p text:style-name="P35"><text:span text:style-name="T23"><text:s text:c="8"/></text:span><text:span text:style-name="T23">do j = 1 to 9;</text:span></text:p>
          <text:p text:style-name="P35"><text:span text:style-name="T23"><text:s text:c="12"/></text:span><text:span text:style-name="T23">do k = i to i+2;</text:span></text:p>
          <text:p text:style-name="P35"><text:span text:style-name="T23"><text:s text:c="16"/></text:span><text:span text:style-name="T23">put edit (k, 'x', j, '=', k*j) (P'9', A, P'9', A, P'Z9');</text:span></text:p>
          <text:p text:style-name="P35"><text:span text:style-name="T23"><text:s text:c="16"/></text:span><text:span text:style-name="T23">put edit ('09'X) (A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put skip edit ('') (A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put skip edit ('') (A);</text:span></text:p>
          <text:p text:style-name="P35"><text:span text:style-name="T23"><text:s text:c="4"/></text:span><text:span text:style-name="T23">end;</text:span></text:p>
          <text:p text:style-name="P35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#!/usr/bin/ocaml</text:span></text:p>
          <text:p text:style-name="P37"><text:span text:style-name="T14">(* ./mt9x9.ml || ocaml mt9x9.ml *)</text:span></text:p>
          <text:p text:style-name="P37"><text:span text:style-name="T22"/></text:p>
          <text:p text:style-name="P37"><text:span text:style-name="T23">for i = 1 to 3 do</text:span></text:p>
          <text:p text:style-name="P37"><text:span text:style-name="T23"><text:s text:c="4"/></text:span><text:span text:style-name="T23">for j = 1 to 9 do</text:span></text:p>
          <text:p text:style-name="P37"><text:span text:style-name="T23"><text:s text:c="8"/></text:span><text:span text:style-name="T23">for k = i*3-2 to i*3 do</text:span></text:p>
          <text:p text:style-name="P37"><text:span text:style-name="T24"><text:s text:c="12"/></text:span><text:span text:style-name="T23">Printf.printf "%dx%d=%2d\t" k j (k*j)</text:span></text:p>
          <text:p text:style-name="P37"><text:span text:style-name="T23"><text:s text:c="8"/></text:span><text:span text:style-name="T23">done;</text:span></text:p>
          <text:p text:style-name="P37"><text:span text:style-name="T23"><text:s text:c="8"/></text:span><text:span text:style-name="T23">print_string "\n"</text:span></text:p>
          <text:p text:style-name="P37"><text:span text:style-name="T23"><text:s text:c="4"/></text:span><text:span text:style-name="T23">done;</text:span></text:p>
          <text:p text:style-name="P37"><text:span text:style-name="T23"><text:s text:c="4"/></text:span><text:span text:style-name="T23">print_newline()</text:span></text:p>
          <text:p text:style-name="P37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20"><text:span text:style-name="T14">(* mlton mt9x9.sml &amp;&amp; ./mt9x9 *)</text:span></text:p>
          <text:p text:style-name="P39"><text:span text:style-name="T18"/></text:p>
          <text:p text:style-name="P39"><text:span text:style-name="T15">val i = ref 1;</text:span></text:p>
          <text:p text:style-name="P39"><text:span text:style-name="T15">val j = ref 1;</text:span></text:p>
          <text:p text:style-name="P39"><text:span text:style-name="T15">val k = ref 1;</text:span></text:p>
          <text:p text:style-name="P39"><text:span text:style-name="T15">while (!i &lt;= 7) do (</text:span></text:p>
          <text:p text:style-name="P39"><text:span text:style-name="T15"><text:s text:c="4"/></text:span><text:span text:style-name="T15">j := 1;</text:span></text:p>
          <text:p text:style-name="P39"><text:span text:style-name="T15"><text:s text:c="4"/></text:span><text:span text:style-name="T15">while (!j &lt;= 9) do (</text:span></text:p>
          <text:p text:style-name="P39"><text:span text:style-name="T15"><text:s text:c="8"/></text:span><text:span text:style-name="T15">k := !i;</text:span></text:p>
          <text:p text:style-name="P39"><text:span text:style-name="T15"><text:s text:c="8"/></text:span><text:span text:style-name="T15">while (!k &lt;= (!i + 2)) do (</text:span></text:p>
          <text:p text:style-name="P39"><text:span text:style-name="T15"><text:s text:c="12"/></text:span><text:span text:style-name="T15">print (Int.toString (!k) ^ "x" ^ Int.toString (!j) ^ "=");</text:span></text:p>
          <text:p text:style-name="P39"><text:span text:style-name="T15"><text:s text:c="12"/></text:span><text:span text:style-name="T15">print (if (!k * !j) &lt; 10 then " " else "");</text:span></text:p>
          <text:p text:style-name="P39"><text:span text:style-name="T15"><text:s text:c="12"/></text:span><text:span text:style-name="T15">print (Int.toString (!k * !j) ^ "\t");</text:span></text:p>
          <text:p text:style-name="P39"><text:span text:style-name="T15"><text:s text:c="12"/></text:span><text:span text:style-name="T15">k := !k + 1</text:span></text:p>
          <text:p text:style-name="P39"><text:span text:style-name="T15"><text:s text:c="8"/></text:span><text:span text:style-name="T15">);</text:span></text:p>
          <text:p text:style-name="P39"><text:span text:style-name="T15"><text:s text:c="8"/></text:span><text:span text:style-name="T15">print "\n";</text:span></text:p>
          <text:p text:style-name="P39"><text:span text:style-name="T15"><text:s text:c="8"/></text:span><text:span text:style-name="T15">j := !j + 1</text:span></text:p>
          <text:p text:style-name="P39"><text:span text:style-name="T15"><text:s text:c="4"/></text:span><text:span text:style-name="T15">);</text:span></text:p>
          <text:p text:style-name="P39"><text:span text:style-name="T15"><text:s text:c="4"/></text:span><text:span text:style-name="T15">print "\n";</text:span></text:p>
          <text:p text:style-name="P39"><text:span text:style-name="T15"><text:s text:c="4"/></text:span><text:span text:style-name="T15">i := !i + 3</text:span></text:p>
          <text:p text:style-name="P39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9">#!/usr/bin/rebol -q</text:span></text:p>
          <text:p text:style-name="P41"><text:span text:style-name="T19">; ./mt9x9.r || rebol -q mt9x9.r</text:span></text:p>
          <text:p text:style-name="P41"><text:span text:style-name="T25"/></text:p>
          <text:p text:style-name="P41"><text:span text:style-name="T21">rebol []</text:span></text:p>
          <text:p text:style-name="P41"><text:span text:style-name="T21">foreach i [1 4 7] [</text:span></text:p>
          <text:p text:style-name="P41"><text:span text:style-name="T21"><text:s text:c="4"/></text:span><text:span text:style-name="T21">repeat j 9 [</text:span></text:p>
          <text:p text:style-name="P41"><text:span text:style-name="T21"><text:s text:c="8"/></text:span><text:span text:style-name="T21">for k i (i + 2) 1 [</text:span></text:p>
          <text:p text:style-name="P41"><text:span text:style-name="T21"><text:s text:c="12"/></text:span><text:span text:style-name="T21">prin rejoin [k "x" j "=" either k * j &lt; 10 [" "] [""] k * j tab]</text:span></text:p>
          <text:p text:style-name="P41"><text:span text:style-name="T21"><text:s text:c="8"/></text:span><text:span text:style-name="T21">]</text:span></text:p>
          <text:p text:style-name="P41"><text:span text:style-name="T21"><text:s text:c="8"/></text:span><text:span text:style-name="T21">prin crlf</text:span></text:p>
          <text:p text:style-name="P41"><text:span text:style-name="T21"><text:s text:c="4"/></text:span><text:span text:style-name="T21">]</text:span></text:p>
          <text:p text:style-name="P41"><text:span text:style-name="T21"><text:s text:c="4"/></text:span><text:span text:style-name="T21">print ""</text:span></text:p>
          <text:p text:style-name="P41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18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// rustc mt9x9.rs &amp;&amp; ./mt9x9</text:span></text:p>
          <text:p text:style-name="P43"><text:span text:style-name="T16"/></text:p>
          <text:p text:style-name="P43"><text:span text:style-name="T23">fn main() {</text:span></text:p>
          <text:p text:style-name="P43"><text:span text:style-name="T23"><text:s text:c="4"/></text:span><text:span text:style-name="T23">for i in (1..10).step_by(3) {</text:span></text:p>
          <text:p text:style-name="P43"><text:span text:style-name="T23"><text:s text:c="8"/></text:span><text:span text:style-name="T23">for j in 1..10 {</text:span></text:p>
          <text:p text:style-name="P43"><text:span text:style-name="T23"><text:s text:c="12"/></text:span><text:span text:style-name="T23">for k in &amp;[i, i+1, i+2] {</text:span></text:p>
          <text:p text:style-name="P43"><text:span text:style-name="T23"><text:s text:c="16"/></text:span><text:span text:style-name="T23">print!("{}x{}={:2}\t", k, j, k*j);</text:span></text:p>
          <text:p text:style-name="P43"><text:span text:style-name="T23"><text:s text:c="12"/></text:span><text:span text:style-name="T23">}</text:span></text:p>
          <text:p text:style-name="P43"><text:span text:style-name="T23"><text:s text:c="12"/></text:span><text:span text:style-name="T23">print!("\n"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println!();</text:span></text:p>
          <text:p text:style-name="P43"><text:span text:style-name="T23"><text:s text:c="4"/></text:span><text:span text:style-name="T23">}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9">#!/usr/bin/s7</text:span></text:p>
          <text:p text:style-name="P44"><text:span text:style-name="T19"># s7c mt9x9.sd7 &amp;&amp; ./mt9x9 || s7 mt9x9.sd7 || ./mt9x9.sd7</text:span></text:p>
          <text:p text:style-name="P44"><text:span text:style-name="T26"/></text:p>
          <text:p text:style-name="P44"><text:span text:style-name="T20">$ include "seed7_05.s7i";</text:span></text:p>
          <text:p text:style-name="P44"><text:span text:style-name="T20">const proc: main is func</text:span></text:p>
          <text:p text:style-name="P44"><text:span text:style-name="T20"><text:s text:c="4"/></text:span><text:span text:style-name="T20">local</text:span></text:p>
          <text:p text:style-name="P44"><text:span text:style-name="T20"><text:s text:c="8"/></text:span><text:span text:style-name="T20">var integer: i is 1;</text:span></text:p>
          <text:p text:style-name="P44"><text:span text:style-name="T20"><text:s text:c="8"/></text:span><text:span text:style-name="T20">var integer: j is 1;</text:span></text:p>
          <text:p text:style-name="P44"><text:span text:style-name="T20"><text:s text:c="8"/></text:span><text:span text:style-name="T20">var integer: k is 1;</text:span></text:p>
          <text:p text:style-name="P44"><text:span text:style-name="T20"><text:s text:c="4"/></text:span><text:span text:style-name="T20">begin</text:span></text:p>
          <text:p text:style-name="P44"><text:span text:style-name="T20"><text:s text:c="8"/></text:span><text:span text:style-name="T20">for i range 1 to 9 step 3 do</text:span></text:p>
          <text:p text:style-name="P44"><text:span text:style-name="T20"><text:s text:c="12"/></text:span><text:span text:style-name="T20">for j range 1 to 9 do</text:span></text:p>
          <text:p text:style-name="P44"><text:span text:style-name="T20"><text:s text:c="16"/></text:span><text:span text:style-name="T20">for k range [](i, i+1, i+2) do</text:span></text:p>
          <text:p text:style-name="P44"><text:span text:style-name="T20"><text:s text:c="20"/></text:span><text:span text:style-name="T20">write(k &lt;&amp; "x" &lt;&amp; j &lt;&amp; "=" &lt;&amp; k*j lpad 2 &lt;&amp; "\t");</text:span></text:p>
          <text:p text:style-name="P44"><text:span text:style-name="T20"><text:s text:c="16"/></text:span><text:span text:style-name="T20">end for;</text:span></text:p>
          <text:p text:style-name="P44"><text:span text:style-name="T20"><text:s text:c="16"/></text:span><text:span text:style-name="T20">write("\n");</text:span></text:p>
          <text:p text:style-name="P44"><text:span text:style-name="T20"><text:s text:c="12"/></text:span><text:span text:style-name="T20">end for;</text:span></text:p>
          <text:p text:style-name="P44"><text:span text:style-name="T20"><text:s text:c="12"/></text:span><text:span text:style-name="T20">writeln;</text:span></text:p>
          <text:p text:style-name="P44"><text:span text:style-name="T20"><text:s text:c="8"/></text:span><text:span text:style-name="T20">end for;</text:span></text:p>
          <text:p text:style-name="P44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never -f</text:span></text:p>
          <text:p text:style-name="P24"><text:span text:style-name="T14"># ./mt9x9.nev || never -f mt9x9.nev</text:span></text:p>
          <text:p text:style-name="P24"><text:span text:style-name="T18"/></text:p>
          <text:p text:style-name="P46"><text:span text:style-name="T15">func main() -&gt; int {</text:span></text:p>
          <text:p text:style-name="P46"><text:span text:style-name="T15"><text:s text:c="4"/></text:span><text:span text:style-name="T15">var i = 0;</text:span></text:p>
          <text:p text:style-name="P46"><text:span text:style-name="T15"><text:s text:c="4"/></text:span><text:span text:style-name="T15">for (i = 1; i &lt;= 9; i = i+3) {</text:span></text:p>
          <text:p text:style-name="P46"><text:span text:style-name="T15"><text:s text:c="8"/></text:span><text:span text:style-name="T15">var j = 0;</text:span></text:p>
          <text:p text:style-name="P46"><text:span text:style-name="T15"><text:s text:c="8"/></text:span><text:span text:style-name="T15">for (j = 1; j &lt;= 9; j = j+1) {</text:span></text:p>
          <text:p text:style-name="P46"><text:span text:style-name="T15"><text:s text:c="12"/></text:span><text:span text:style-name="T15">var k = 0;</text:span></text:p>
          <text:p text:style-name="P46"><text:span text:style-name="T15"><text:s text:c="12"/></text:span><text:span text:style-name="T15">for (k = i; k &lt;= i+2; k = k+1) {</text:span></text:p>
          <text:p text:style-name="P46"><text:span text:style-name="T15"><text:s text:c="16"/></text:span><text:span text:style-name="T15">prints(k + "x" + j + "=");</text:span></text:p>
          <text:p text:style-name="P46"><text:span text:style-name="T15"><text:s text:c="16"/></text:span><text:span text:style-name="T15">if (k*j &lt; 10) {prints(" ")} else {prints("")};</text:span></text:p>
          <text:p text:style-name="P46"><text:span text:style-name="T15"><text:s text:c="16"/></text:span><text:span text:style-name="T15">prints(k*j + "\t")</text:span></text:p>
          <text:p text:style-name="P46"><text:span text:style-name="T15"><text:s text:c="12"/></text:span><text:span text:style-name="T15">};</text:span></text:p>
          <text:p text:style-name="P46"><text:span text:style-name="T15"><text:s text:c="12"/></text:span><text:span text:style-name="T15">prints("\n")</text:span></text:p>
          <text:p text:style-name="P46"><text:span text:style-name="T15"><text:s text:c="8"/></text:span><text:span text:style-name="T15">};</text:span></text:p>
          <text:p text:style-name="P46"><text:span text:style-name="T15"><text:s text:c="8"/></text:span><text:span text:style-name="T15">prints("\n")</text:span></text:p>
          <text:p text:style-name="P46"><text:span text:style-name="T15"><text:s text:c="4"/></text:span><text:span text:style-name="T15">}</text:span></text:p>
          <text:p text:style-name="P4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85cm" svg:height="1.759cm" svg:x="5.85cm" svg:y="4.8cm">
          <draw:text-box>
            <text:p><text:span text:style-name="T17">Lil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8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BeanShell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0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covs</text:span></text:p>
          <text:p text:style-name="P17"><text:span text:style-name="T14"># ./mt9x9.csc || covs mt9x9.csc</text:span></text:p>
          <text:p text:style-name="P17"><text:span text:style-name="T16"/></text:p>
          <text:p text:style-name="P17"><text:span text:style-name="T15">foreach i in {1, 4, 7}</text:span></text:p>
          <text:p text:style-name="P17"><text:span text:style-name="T15"><text:s text:c="4"/></text:span><text:span text:style-name="T15">foreach j in range(1, 10)</text:span></text:p>
          <text:p text:style-name="P17"><text:span text:style-name="T15"><text:s text:c="8"/></text:span><text:span text:style-name="T15">for k = i, k &lt;= i+2, k++</text:span></text:p>
          <text:p text:style-name="P17"><text:span text:style-name="T15"><text:s text:c="12"/></text:span><text:span text:style-name="T15">system.out.print(to_string(k)+"x"+to_string(j)+"=")</text:span></text:p>
          <text:p text:style-name="P17"><text:span text:style-name="T15"><text:s text:c="12"/></text:span><text:span text:style-name="T15">system.out.print(k*j &lt; 10 ? " " : "")</text:span></text:p>
          <text:p text:style-name="P17"><text:span text:style-name="T15"><text:s text:c="12"/></text:span><text:span text:style-name="T15">system.out.print(to_string(k*j)+"\t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ystem.out.print("\n"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ystem.out.println("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10.4cm" svg:height="1.759cm" svg:x="13.75cm" svg:y="4.8cm">
          <draw:text-box>
            <text:p><text:span text:style-name="T17">Covariant Scrip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#!/usr/bin/perl</text:span></text:p>
          <text:p text:style-name="P43"><text:span text:style-name="T14"># ./mt9x9.pl || perl mt9x9.pl</text:span></text:p>
          <text:p text:style-name="P17"><text:span text:style-name="T18"/></text:p>
          <text:p text:style-name="P43"><text:span text:style-name="T15">for (my $i = 1; $i &lt;= 9; $i += 3) {</text:span></text:p>
          <text:p text:style-name="P43"><text:span text:style-name="T15"><text:s text:c="4"/></text:span><text:span text:style-name="T15">for (my $j = 1; $j &lt;= 9; $j++) {</text:span></text:p>
          <text:p text:style-name="P43"><text:span text:style-name="T15"><text:s text:c="8"/></text:span><text:span text:style-name="T15">foreach my $k ($i..$i+2) {</text:span></text:p>
          <text:p text:style-name="P43"><text:span text:style-name="T15"><text:s text:c="12"/></text:span><text:span text:style-name="T15">printf("%dx%d=%2d\t", $k, $j, $k*$j);</text:span></text:p>
          <text:p text:style-name="P43"><text:span text:style-name="T15"><text:s text:c="8"/></text:span><text:span text:style-name="T15">}</text:span></text:p>
          <text:p text:style-name="P43"><text:span text:style-name="T15"><text:s text:c="8"/></text:span><text:span text:style-name="T15">printf("\n");</text:span></text:p>
          <text:p text:style-name="P43"><text:span text:style-name="T15"><text:s text:c="4"/></text:span><text:span text:style-name="T15">}</text:span></text:p>
          <text:p text:style-name="P43"><text:span text:style-name="T15"><text:s text:c="4"/></text:span><text:span text:style-name="T15">print "\n";</text:span></text:p>
          <text:p text:style-name="P4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3"><text:span text:style-name="T14">#!/usr/bin/slsh</text:span></text:p>
          <text:p text:style-name="P43"><text:span text:style-name="T14">% ./mt9x9.sl || slsh mt9x9.sl</text:span></text:p>
          <text:p text:style-name="P43"><text:span text:style-name="T16"/></text:p>
          <text:p text:style-name="P43"><text:span text:style-name="T23">variable i, j, k;</text:span></text:p>
          <text:p text:style-name="P43"><text:span text:style-name="T23">foreach i ([1:9:3]) {</text:span></text:p>
          <text:p text:style-name="P43"><text:span text:style-name="T23"><text:s text:c="4"/></text:span><text:span text:style-name="T23">foreach j ([1:9]) {</text:span></text:p>
          <text:p text:style-name="P43"><text:span text:style-name="T23"><text:s text:c="8"/></text:span><text:span text:style-name="T23">foreach k ([i, i+1, i+2]) {</text:span></text:p>
          <text:p text:style-name="P43"><text:span text:style-name="T23"><text:s text:c="12"/></text:span><text:span text:style-name="T23">printf("%dx%d=%2d\t", k, j, k*j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fprintf(stdout, "\n");</text:span></text:p>
          <text:p text:style-name="P43"><text:span text:style-name="T23"><text:s text:c="4"/></text:span><text:span text:style-name="T23">}</text:span></text:p>
          <text:p text:style-name="P43"><text:span text:style-name="T23"><text:s text:c="4"/></text:span><text:span text:style-name="T23">fputs("\n", stdout);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7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7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8" draw:layer="layout" svg:width="11.2cm" svg:height="11.4cm" svg:x="1.2cm" svg:y="6.8cm">
          <text:p text:style-name="P47"><text:span text:style-name="T28">#!/usr/bin/pwsh</text:span></text:p>
          <text:p text:style-name="P47"><text:span text:style-name="T28"># ./mt9x9.ps1 || pwsh mt9x9.ps1</text:span></text:p>
          <text:p text:style-name="P47"><text:span text:style-name="T27"/></text:p>
          <text:p text:style-name="P47"><text:span text:style-name="T29">For ($i = 1; $i -lt 10; $i += 3) {</text:span></text:p>
          <text:p text:style-name="P47"><text:span text:style-name="T29"><text:s text:c="4"/></text:span><text:span text:style-name="T29">ForEach ($j in 1..9) {</text:span></text:p>
          <text:p text:style-name="P47"><text:span text:style-name="T29"><text:s text:c="8"/></text:span><text:span text:style-name="T29">ForEach ($k in $i, ($i+1), ($i+2)) {</text:span></text:p>
          <text:p text:style-name="P47"><text:span text:style-name="T29"><text:s text:c="12"/></text:span><text:span text:style-name="T29">Write-Host -NoNewline ("{0}x{1}={2,2}`t" -f $k, $j, ($k*$j))</text:span></text:p>
          <text:p text:style-name="P47"><text:span text:style-name="T29"><text:s text:c="8"/></text:span><text:span text:style-name="T29">}</text:span></text:p>
          <text:p text:style-name="P47"><text:span text:style-name="T29"><text:s text:c="8"/></text:span><text:span text:style-name="T29">Write-Host</text:span></text:p>
          <text:p text:style-name="P47"><text:span text:style-name="T29"><text:s text:c="4"/></text:span><text:span text:style-name="T29">}</text:span></text:p>
          <text:p text:style-name="P47"><text:span text:style-name="T29"><text:s text:c="4"/></text:span><text:span text:style-name="T29">""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5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18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0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8" draw:layer="layout" svg:width="11.2cm" svg:height="11.4cm" svg:x="13.151cm" svg:y="6.8cm">
          <text:p text:style-name="P47"><text:span text:style-name="T28"># objeckc -src mt9x9.obs -dest mt9x9.obe &amp;&amp; objeckr mt9x9.obe</text:span></text:p>
          <text:p text:style-name="P47"><text:span text:style-name="T27"/></text:p>
          <text:p text:style-name="P47"><text:span text:style-name="T29">class mt9x9 {</text:span></text:p>
          <text:p text:style-name="P47"><text:span text:style-name="T29"><text:s text:c="4"/></text:span><text:span text:style-name="T29">function : Main(args : String[]) ~ Nil {</text:span></text:p>
          <text:p text:style-name="P47"><text:span text:style-name="T29"><text:s text:c="8"/></text:span><text:span text:style-name="T29">for(i := 1; i &lt;= 9; i += 3;) {</text:span></text:p>
          <text:p text:style-name="P47"><text:span text:style-name="T29"><text:s text:c="12"/></text:span><text:span text:style-name="T29">for(j := 1; j &lt;= 9; j += 1;) {</text:span></text:p>
          <text:p text:style-name="P47"><text:span text:style-name="T29"><text:s text:c="16"/></text:span><text:span text:style-name="T29">for(k := i; k &lt;= i+2; k++;) {</text:span></text:p>
          <text:p text:style-name="P47"><text:span text:style-name="T29"><text:s text:c="20"/></text:span><text:span text:style-name="T29">IO.Console-&gt;Print(k)-&gt;Print('x')-&gt;Print(j)-&gt;Print('=');</text:span></text:p>
          <text:p text:style-name="P47"><text:span text:style-name="T29"><text:s text:c="20"/></text:span><text:span text:style-name="T29">if(k*j&lt;10) {IO.Console-&gt;Print(' ');};</text:span></text:p>
          <text:p text:style-name="P47"><text:span text:style-name="T29"><text:s text:c="20"/></text:span><text:span text:style-name="T29">IO.Console-&gt;Print(k*j)-&gt;Print('\t');</text:span></text:p>
          <text:p text:style-name="P47"><text:span text:style-name="T29"><text:s text:c="16"/></text:span><text:span text:style-name="T29">};</text:span></text:p>
          <text:p text:style-name="P47"><text:span text:style-name="T29"><text:s text:c="16"/></text:span><text:span text:style-name="T29">'\n'-&gt;Print();</text:span></text:p>
          <text:p text:style-name="P47"><text:span text:style-name="T29"><text:s text:c="12"/></text:span><text:span text:style-name="T29">};</text:span></text:p>
          <text:p text:style-name="P47"><text:span text:style-name="T29"><text:s text:c="12"/></text:span><text:span text:style-name="T29">""-&gt;PrintLine();</text:span></text:p>
          <text:p text:style-name="P47"><text:span text:style-name="T29"><text:s text:c="8"/></text:span><text:span text:style-name="T29">};</text:span></text:p>
          <text:p text:style-name="P47"><text:span text:style-name="T29"><text:s text:c="4"/></text:span><text:span text:style-name="T29">}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2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2"><text:span text:style-name="T14">% ozc -c mt9x9.oz &amp;&amp; ozengine mt9x9.ozf</text:span></text:p>
          <text:p text:style-name="P20"><text:span text:style-name="T18"/></text:p>
          <text:p text:style-name="P52"><text:span text:style-name="T15">functor</text:span></text:p>
          <text:p text:style-name="P52"><text:span text:style-name="T15">import</text:span></text:p>
          <text:p text:style-name="P52"><text:span text:style-name="T15"><text:s text:c="4"/></text:span><text:span text:style-name="T15">System</text:span></text:p>
          <text:p text:style-name="P52"><text:span text:style-name="T15">define</text:span></text:p>
          <text:p text:style-name="P52"><text:span text:style-name="T15"><text:s text:c="4"/></text:span><text:span text:style-name="T15">for I in 1..9;3 do</text:span></text:p>
          <text:p text:style-name="P52"><text:span text:style-name="T15"><text:s text:c="8"/></text:span><text:span text:style-name="T15">for J in 1..9 do</text:span></text:p>
          <text:p text:style-name="P52"><text:span text:style-name="T15"><text:s text:c="12"/></text:span><text:span text:style-name="T15">for K in [I I+1 I+2] do</text:span></text:p>
          <text:p text:style-name="P52"><text:span text:style-name="T15"><text:s text:c="16"/></text:span><text:span text:style-name="T15">{System.printInfo K#"x"#J#"="}</text:span></text:p>
          <text:p text:style-name="P52"><text:span text:style-name="T15"><text:s text:c="16"/></text:span><text:span text:style-name="T15">if K*J &lt; 10 then {System.printInfo " "} end</text:span></text:p>
          <text:p text:style-name="P52"><text:span text:style-name="T15"><text:s text:c="16"/></text:span><text:span text:style-name="T15">{System.printInfo K*J#"\t"}</text:span></text:p>
          <text:p text:style-name="P52"><text:span text:style-name="T15"><text:s text:c="12"/></text:span><text:span text:style-name="T15">end</text:span></text:p>
          <text:p text:style-name="P52"><text:span text:style-name="T15"><text:s text:c="12"/></text:span><text:span text:style-name="T15">{System.printInfo "\n"}</text:span></text:p>
          <text:p text:style-name="P52"><text:span text:style-name="T15"><text:s text:c="8"/></text:span><text:span text:style-name="T15">end</text:span></text:p>
          <text:p text:style-name="P52"><text:span text:style-name="T15"><text:s text:c="8"/></text:span><text:span text:style-name="T15">{System.showInfo ""}</text:span></text:p>
          <text:p text:style-name="P52"><text:span text:style-name="T15"><text:s text:c="4"/></text:span><text:span text:style-name="T15">end</text:span></text:p>
          <text:p text:style-name="P52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#!/usr/bin/dern</text:span></text:p>
          <text:p text:style-name="P39"><text:span text:style-name="T14">!#</text:span></text:p>
          <text:p text:style-name="P39"><text:span text:style-name="T14">; ./mt9x9.dern || dern mt9x9.dern</text:span></text:p>
          <text:p text:style-name="P39"><text:span text:style-name="T18"/></text:p>
          <text:p text:style-name="P39"><text:span text:style-name="T15">(print-readably false)</text:span></text:p>
          <text:p text:style-name="P39"><text:span text:style-name="T15">(for i from {D+1} to {D+9} step {D+3}</text:span></text:p>
          <text:p text:style-name="P39"><text:span text:style-name="T15"><text:s text:c="4"/></text:span><text:span text:style-name="T15">(for j from {D+1} to {D+9}</text:span></text:p>
          <text:p text:style-name="P39"><text:span text:style-name="T15"><text:s text:c="8"/></text:span><text:span text:style-name="T15">(for k from i to (+ i {D+2})</text:span></text:p>
          <text:p text:style-name="P39"><text:span text:style-name="T15"><text:s text:c="12"/></text:span><text:span text:style-name="T15">(print k)</text:span></text:p>
          <text:p text:style-name="P39"><text:span text:style-name="T15"><text:s text:c="12"/></text:span><text:span text:style-name="T15">(print [x])</text:span></text:p>
          <text:p text:style-name="P39"><text:span text:style-name="T15"><text:s text:c="12"/></text:span><text:span text:style-name="T15">(print j)</text:span></text:p>
          <text:p text:style-name="P39"><text:span text:style-name="T15"><text:s text:c="12"/></text:span><text:span text:style-name="T15">(print [=])</text:span></text:p>
          <text:p text:style-name="P39"><text:span text:style-name="T15"><text:s text:c="12"/></text:span><text:span text:style-name="T15">(if (&lt; (* k j) {D+10}) (print [ ]))</text:span></text:p>
          <text:p text:style-name="P39"><text:span text:style-name="T15"><text:s text:c="12"/></text:span><text:span text:style-name="T15">(print (* k j))</text:span></text:p>
          <text:p text:style-name="P39"><text:span text:style-name="T15"><text:s text:c="12"/></text:span><text:span text:style-name="T15">(print [|tab|])</text:span></text:p>
          <text:p text:style-name="P39"><text:span text:style-name="T15"><text:s text:c="8"/></text:span><text:span text:style-name="T15">)</text:span></text:p>
          <text:p text:style-name="P39"><text:span text:style-name="T15"><text:s text:c="8"/></text:span><text:span text:style-name="T15">(print [|newline|])</text:span></text:p>
          <text:p text:style-name="P39"><text:span text:style-name="T15"><text:s text:c="4"/></text:span><text:span text:style-name="T15">)</text:span></text:p>
          <text:p text:style-name="P39"><text:span text:style-name="T15"><text:s text:c="4"/></text:span><text:span text:style-name="T15">(print [|0A|])</text:span></text:p>
          <text:p text:style-name="P39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! Factor mt9x9.factor</text:span></text:p>
          <text:p text:style-name="P39"><text:span text:style-name="T18"/></text:p>
          <text:p text:style-name="P39"><text:span text:style-name="T15">USING: byte-arrays io io.encodings.ascii io.encodings.string</text:span></text:p>
          <text:p text:style-name="P39"><text:span text:style-name="T15">kernel math prettyprint ranges sequences ;</text:span></text:p>
          <text:p text:style-name="P39"><text:span text:style-name="T15">1 9 3 &lt;range&gt; [</text:span></text:p>
          <text:p text:style-name="P39"><text:span text:style-name="T15"><text:s text:c="4"/></text:span><text:span text:style-name="T15">9 [1..b] [</text:span></text:p>
          <text:p text:style-name="P39"><text:span text:style-name="T15"><text:s text:c="8"/></text:span><text:span text:style-name="T15">over dup</text:span></text:p>
          <text:p text:style-name="P39"><text:span text:style-name="T15"><text:s text:c="8"/></text:span><text:span text:style-name="T15">2 + 1 &lt;range&gt; [</text:span></text:p>
          <text:p text:style-name="P39"><text:span text:style-name="T15"><text:s text:c="12"/></text:span><text:span text:style-name="T15">2dup</text:span></text:p>
          <text:p text:style-name="P39"><text:span text:style-name="T15"><text:s text:c="12"/></text:span><text:span text:style-name="T15">pprint "x" write</text:span></text:p>
          <text:p text:style-name="P39"><text:span text:style-name="T15"><text:s text:c="12"/></text:span><text:span text:style-name="T15">pprint "=" write</text:span></text:p>
          <text:p text:style-name="P39"><text:span text:style-name="T15"><text:s text:c="12"/></text:span><text:span text:style-name="T15">over * dup 10 &lt; [ bl pprint ] [ pprint ] if</text:span></text:p>
          <text:p text:style-name="P39"><text:span text:style-name="T15"><text:s text:c="12"/></text:span><text:span text:style-name="T15">9 1byte-array ascii decode write</text:span></text:p>
          <text:p text:style-name="P39"><text:span text:style-name="T15"><text:s text:c="8"/></text:span><text:span text:style-name="T15">] each</text:span></text:p>
          <text:p text:style-name="P39"><text:span text:style-name="T15"><text:s text:c="8"/></text:span><text:span text:style-name="T15">drop</text:span></text:p>
          <text:p text:style-name="P39"><text:span text:style-name="T15"><text:s text:c="8"/></text:span><text:span text:style-name="T15">"\n" write</text:span></text:p>
          <text:p text:style-name="P39"><text:span text:style-name="T15"><text:s text:c="4"/></text:span><text:span text:style-name="T15">] each</text:span></text:p>
          <text:p text:style-name="P39"><text:span text:style-name="T15"><text:s text:c="4"/></text:span><text:span text:style-name="T15">drop</text:span></text:p>
          <text:p text:style-name="P39"><text:span text:style-name="T15"><text:s text:c="4"/></text:span><text:span text:style-name="T15">nl</text:span></text:p>
          <text:p text:style-name="P39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idris mt9x9.idr -o mt9x9 &amp;&amp; ./mt9x9</text:span></text:p>
          <text:p text:style-name="P37"><text:span text:style-name="T22"/></text:p>
          <text:p text:style-name="P37"><text:span text:style-name="T23">item : Nat -&gt; Nat -&gt; String</text:span></text:p>
          <text:p text:style-name="P37"><text:span text:style-name="T23">item j k = (show k)++"x"++(show j)++"="++</text:span></text:p>
          <text:p text:style-name="P37"><text:span text:style-name="T23"><text:s text:c="4"/></text:span><text:span text:style-name="T23">(if k*j &lt; 10 then " " else "")++(show (k*j))++" "</text:span></text:p>
          <text:p text:style-name="P37"><text:span text:style-name="T23">line : Nat -&gt; Nat -&gt; String</text:span></text:p>
          <text:p text:style-name="P37"><text:span text:style-name="T23">line i j = unwords $ map (item j) [(i)..(i+2)]</text:span></text:p>
          <text:p text:style-name="P37"><text:span text:style-name="T23">block : Nat -&gt; String</text:span></text:p>
          <text:p text:style-name="P37"><text:span text:style-name="T23">block i = unlines $ map (line i) [1..9]</text:span></text:p>
          <text:p text:style-name="P37"><text:span text:style-name="T23">main : IO ()</text:span></text:p>
          <text:p text:style-name="P37"><text:span text:style-name="T23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4" draw:layer="layout" svg:width="11.2cm" svg:height="11.4cm" svg:x="13.151cm" svg:y="6.8cm">
          <text:p text:style-name="P53"><text:span text:style-name="T19">// pure -c mt9x9.pure -o mt9x9 &amp;&amp; ./mt9x9 || pure mt9x9.pure</text:span></text:p>
          <text:p text:style-name="P53"><text:span text:style-name="T25"/></text:p>
          <text:p text:style-name="P53"><text:span text:style-name="T21">using system;</text:span></text:p>
          <text:p text:style-name="P53"><text:span text:style-name="T21">map block [1, 4, 7] with</text:span></text:p>
          <text:p text:style-name="P53"><text:span text:style-name="T21"><text:s text:c="4"/></text:span><text:span text:style-name="T21">block i = map (line i) (1..9);</text:span></text:p>
          <text:p text:style-name="P53"><text:span text:style-name="T21"><text:s text:c="4"/></text:span><text:span text:style-name="T21">line i j = map (item j) (i..i+2);</text:span></text:p>
          <text:p text:style-name="P53"><text:span text:style-name="T21"><text:s text:c="4"/></text:span><text:span text:style-name="T21">item j k = printf ("%dx%d=%2d%s") (k, j, k*j,</text:span></text:p>
          <text:p text:style-name="P53"><text:span text:style-name="T21"><text:s text:c="8"/></text:span><text:span text:style-name="T21">(if k mod 3~=0 then "\t" else if j==9 then "\n\n" else "\n"));</text:span></text:p>
          <text:p text:style-name="P53"><text:span text:style-name="T21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31">-- se c mt9x9.e -clean -o mt9x9 &amp;&amp; ./mt9x9</text:span></text:p>
          <text:p text:style-name="P56"><text:span text:style-name="T32"/></text:p>
          <text:p text:style-name="P56"><text:span text:style-name="T33">class MT9X9</text:span></text:p>
          <text:p text:style-name="P56"><text:span text:style-name="T33">create {ANY}</text:span></text:p>
          <text:p text:style-name="P56"><text:span text:style-name="T33"><text:s text:c="4"/></text:span><text:span text:style-name="T33">make</text:span></text:p>
          <text:p text:style-name="P56"><text:span text:style-name="T33">feature {ANY}</text:span></text:p>
          <text:p text:style-name="P56"><text:span text:style-name="T33"><text:s text:c="4"/></text:span><text:span text:style-name="T33">make</text:span></text:p>
          <text:p text:style-name="P56"><text:span text:style-name="T33"><text:s text:c="8"/></text:span><text:span text:style-name="T33">local i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i := 1</text:span></text:p>
          <text:p text:style-name="P56"><text:span text:style-name="T33"><text:s text:c="12"/></text:span><text:span text:style-name="T33">until i &gt; 9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block(i)</text:span></text:p>
          <text:p text:style-name="P56"><text:span text:style-name="T33"><text:s text:c="16"/></text:span><text:span text:style-name="T33">print("%N")</text:span></text:p>
          <text:p text:style-name="P56"><text:span text:style-name="T33"><text:s text:c="16"/></text:span><text:span text:style-name="T33">i := i + 3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<text:s text:c="4"/></text:span><text:span text:style-name="T33">block (i: INTEGER)</text:span></text:p>
          <text:p text:style-name="P56"><text:span text:style-name="T33"><text:s text:c="8"/></text:span><text:span text:style-name="T33">local j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j := 1</text:span></text:p>
          <text:p text:style-name="P56"><text:span text:style-name="T33"><text:s text:c="12"/></text:span><text:span text:style-name="T33">until j &gt; 9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line(i, j)</text:span></text:p>
          <text:p text:style-name="P56"><text:span text:style-name="T33"><text:s text:c="16"/></text:span><text:span text:style-name="T33">io.put_new_line</text:span></text:p>
          <text:p text:style-name="P56"><text:span text:style-name="T33"><text:s text:c="16"/></text:span><text:span text:style-name="T33">j := j + 1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<text:s text:c="4"/></text:span><text:span text:style-name="T33">line (i, j: INTEGER)</text:span></text:p>
          <text:p text:style-name="P56"><text:span text:style-name="T33"><text:s text:c="8"/></text:span><text:span text:style-name="T33">local k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k := i</text:span></text:p>
          <text:p text:style-name="P56"><text:span text:style-name="T33"><text:s text:c="12"/></text:span><text:span text:style-name="T33">until k &gt; i+2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io.put_string(k.out + "x" + j.out + "=")</text:span></text:p>
          <text:p text:style-name="P56"><text:span text:style-name="T33"><text:s text:c="16"/></text:span><text:span text:style-name="T33">io.put_string(if k*j&lt;10 then " " else "" end)</text:span></text:p>
          <text:p text:style-name="P56"><text:span text:style-name="T33"><text:s text:c="16"/></text:span><text:span text:style-name="T33">io.put_string((k*j).out + "%T")</text:span></text:p>
          <text:p text:style-name="P56"><text:span text:style-name="T33"><text:s text:c="16"/></text:span><text:span text:style-name="T33">k := k + 1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4"><text:span text:style-name="T14">% gplc mt9x9.prolog &amp;&amp; ./mt9x9</text:span></text:p>
          <text:p text:style-name="P35"><text:span text:style-name="T22"/></text:p>
          <text:p text:style-name="P35"><text:span text:style-name="T23">:- initialization(main).</text:span></text:p>
          <text:p text:style-name="P35"><text:span text:style-name="T23">item(I,J,K) :-</text:span></text:p>
          <text:p text:style-name="P35"><text:span text:style-name="T23"><text:s text:c="4"/></text:span><text:span text:style-name="T23">K =&lt; I+2 -&gt; (</text:span></text:p>
          <text:p text:style-name="P35"><text:span text:style-name="T23"><text:s text:c="8"/></text:span><text:span text:style-name="T23">format('%dx%d=%2d\t',[K,J,K*J]),</text:span></text:p>
          <text:p text:style-name="P35"><text:span text:style-name="T23"><text:s text:c="8"/></text:span><text:span text:style-name="T23">item(I,J,K+1)</text:span></text:p>
          <text:p text:style-name="P35"><text:span text:style-name="T23"><text:s text:c="4"/></text:span><text:span text:style-name="T23">); format('~n',[]).</text:span></text:p>
          <text:p text:style-name="P35"><text:span text:style-name="T23">line(I,J) :-</text:span></text:p>
          <text:p text:style-name="P35"><text:span text:style-name="T23"><text:s text:c="4"/></text:span><text:span text:style-name="T23">J =&lt; 9 -&gt; (</text:span></text:p>
          <text:p text:style-name="P35"><text:span text:style-name="T23"><text:s text:c="8"/></text:span><text:span text:style-name="T23">item(I,J,I),</text:span></text:p>
          <text:p text:style-name="P35"><text:span text:style-name="T23"><text:s text:c="8"/></text:span><text:span text:style-name="T23">line(I,J+1)</text:span></text:p>
          <text:p text:style-name="P35"><text:span text:style-name="T23"><text:s text:c="4"/></text:span><text:span text:style-name="T23">); nl.</text:span></text:p>
          <text:p text:style-name="P35"><text:span text:style-name="T23">block(I) :-</text:span></text:p>
          <text:p text:style-name="P35"><text:span text:style-name="T23"><text:s text:c="4"/></text:span><text:span text:style-name="T23">I =&lt; 9 -&gt; (</text:span></text:p>
          <text:p text:style-name="P35"><text:span text:style-name="T23"><text:s text:c="8"/></text:span><text:span text:style-name="T23">line(I,1),</text:span></text:p>
          <text:p text:style-name="P35"><text:span text:style-name="T23"><text:s text:c="8"/></text:span><text:span text:style-name="T23">block(I+3)</text:span></text:p>
          <text:p text:style-name="P35"><text:span text:style-name="T23"><text:s text:c="4"/></text:span><text:span text:style-name="T23">); halt.</text:span></text:p>
          <text:p text:style-name="P35"><text:span text:style-name="T23">main :-</text:span></text:p>
          <text:p text:style-name="P35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58" draw:layer="layout" svg:width="11.2cm" svg:height="11.4cm" svg:x="1.2cm" svg:y="6.8cm">
          <text:p text:style-name="P43"><text:span text:style-name="T19">% erlc mt9x9.erl &amp;&amp; erl -noshell -s mt9x9 start -s init stop</text:span></text:p>
          <text:p text:style-name="P43"><text:span text:style-name="T26"/></text:p>
          <text:p text:style-name="P43"><text:span text:style-name="T34">-module(mt9x9).</text:span></text:p>
          <text:p text:style-name="P43"><text:span text:style-name="T34">-export([start/0]).</text:span></text:p>
          <text:p text:style-name="P43"><text:span text:style-name="T34">start() -&gt;</text:span></text:p>
          <text:p text:style-name="P43"><text:span text:style-name="T34"><text:s text:c="4"/></text:span><text:span text:style-name="T34">[block(I) || I &lt;- lists:seq(1, 9, 3)].</text:span></text:p>
          <text:p text:style-name="P43"><text:span text:style-name="T34">block(I) -&gt;</text:span></text:p>
          <text:p text:style-name="P43"><text:span text:style-name="T34"><text:s text:c="4"/></text:span><text:span text:style-name="T34">[line(I, J) || J &lt;- lists:seq(1, 9)],</text:span></text:p>
          <text:p text:style-name="P43"><text:span text:style-name="T34"><text:s text:c="4"/></text:span><text:span text:style-name="T34">io:fwrite("~n").</text:span></text:p>
          <text:p text:style-name="P43"><text:span text:style-name="T34">line(I, J) -&gt;</text:span></text:p>
          <text:p text:style-name="P43"><text:span text:style-name="T34"><text:s text:c="4"/></text:span><text:span text:style-name="T34">[io:format("~Bx~B=~2B\t", [K, J, K*J]) || K &lt;- lists:seq(I, I+2)],</text:span></text:p>
          <text:p text:style-name="P43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35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0" draw:layer="layout" svg:width="11.2cm" svg:height="11.4cm" svg:x="1.2cm" svg:y="6.8cm">
          <text:p text:style-name="P59"><text:span text:style-name="T14">// patscc mt9x9.dats -o mt9x9 &amp;&amp; ./mt9x9</text:span></text:p>
          <text:p text:style-name="P59"><text:span text:style-name="T16"/></text:p>
          <text:p text:style-name="P59"><text:span text:style-name="T36">#include "share/atspre_staload.hats"</text:span></text:p>
          <text:p text:style-name="P59"><text:span text:style-name="T36">implement main0() = block(1) where {</text:span></text:p>
          <text:p text:style-name="P59"><text:span text:style-name="T36"><text:s text:c="4"/></text:span><text:span text:style-name="T36">fun item(i: int, j: int, k: int): void =</text:span></text:p>
          <text:p text:style-name="P59"><text:span text:style-name="T36"><text:s text:c="8"/></text:span><text:span text:style-name="T36">if k &lt;= i+2 then (</text:span></text:p>
          <text:p text:style-name="P59"><text:span text:style-name="T36"><text:s text:c="12"/></text:span><text:span text:style-name="T36">print!(k, "x", j, "=",</text:span></text:p>
          <text:p text:style-name="P59"><text:span text:style-name="T36"><text:s text:c="16"/></text:span><text:span text:style-name="T36">(if k*j &lt; 10 then " " else ""): string, k*j, "\t");</text:span></text:p>
          <text:p text:style-name="P59"><text:span text:style-name="T36"><text:s text:c="12"/></text:span><text:span text:style-name="T36">item(i, j, k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line(i: int, j: int): void =</text:span></text:p>
          <text:p text:style-name="P59"><text:span text:style-name="T36"><text:s text:c="8"/></text:span><text:span text:style-name="T36">if j &lt;= 9 then (</text:span></text:p>
          <text:p text:style-name="P59"><text:span text:style-name="T36"><text:s text:c="12"/></text:span><text:span text:style-name="T36">item(i, j, i);</text:span></text:p>
          <text:p text:style-name="P59"><text:span text:style-name="T36"><text:s text:c="12"/></text:span><text:span text:style-name="T36">print("\n");</text:span></text:p>
          <text:p text:style-name="P59"><text:span text:style-name="T36"><text:s text:c="12"/></text:span><text:span text:style-name="T36">line(i, j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block(i: int): void =</text:span></text:p>
          <text:p text:style-name="P59"><text:span text:style-name="T36"><text:s text:c="8"/></text:span><text:span text:style-name="T36">if i &lt;= 9 then (</text:span></text:p>
          <text:p text:style-name="P59"><text:span text:style-name="T36"><text:s text:c="12"/></text:span><text:span text:style-name="T36">line(i, 1);</text:span></text:p>
          <text:p text:style-name="P59"><text:span text:style-name="T36"><text:s text:c="12"/></text:span><text:span text:style-name="T36">print_newline();</text:span></text:p>
          <text:p text:style-name="P59"><text:span text:style-name="T36"><text:s text:c="12"/></text:span><text:span text:style-name="T36">block(i+3)</text:span></text:p>
          <text:p text:style-name="P59"><text:span text:style-name="T36"><text:s text:c="8"/></text:span><text:span text:style-name="T36">)</text:span></text:p>
          <text:p text:style-name="P59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2" draw:layer="layout" svg:width="11.2cm" svg:height="11.4cm" svg:x="1.2cm" svg:y="6.8cm">
          <text:p text:style-name="P61"><text:span text:style-name="T14">// grain mt9x9.gr || grain run mt9x9.gr.wasm</text:span></text:p>
          <text:p text:style-name="P61"><text:span text:style-name="T16"/></text:p>
          <text:p text:style-name="P61"><text:span text:style-name="T15">import File from "sys/file"</text:span></text:p>
          <text:p text:style-name="P61"><text:span text:style-name="T15">import Range from "range"</text:span></text:p>
          <text:p text:style-name="P61"><text:span text:style-name="T15">let item = (j, k) =&gt; {</text:span></text:p>
          <text:p text:style-name="P61"><text:span text:style-name="T15"><text:s text:c="2"/></text:span><text:span text:style-name="T15">File.fdWrite(File.stdout, toString(k) ++ "x")</text:span></text:p>
          <text:p text:style-name="P61"><text:span text:style-name="T15"><text:s text:c="2"/></text:span><text:span text:style-name="T15">File.fdWrite(File.stdout, toString(j) ++ "=")</text:span></text:p>
          <text:p text:style-name="P61"><text:span text:style-name="T15"><text:s text:c="2"/></text:span><text:span text:style-name="T15">if (k*j &lt; 10) {</text:span></text:p>
          <text:p text:style-name="P61"><text:span text:style-name="T15"><text:s text:c="4"/></text:span><text:span text:style-name="T15">File.fdWrite(File.stdout, " " ++ toString(k*j) ++ "\t")</text:span></text:p>
          <text:p text:style-name="P61"><text:span text:style-name="T15"><text:s text:c="2"/></text:span><text:span text:style-name="T15">} else {</text:span></text:p>
          <text:p text:style-name="P61"><text:span text:style-name="T15"><text:s text:c="4"/></text:span><text:span text:style-name="T15">File.fdWrite(File.stdout, toString(k*j) ++ "\t")</text:span></text:p>
          <text:p text:style-name="P61"><text:span text:style-name="T15"><text:s text:c="2"/></text:span><text:span text:style-name="T15">}</text:span></text:p>
          <text:p text:style-name="P61"><text:span text:style-name="T15"><text:s text:c="2"/></text:span><text:span text:style-name="T15">void</text:span></text:p>
          <text:p text:style-name="P61"><text:span text:style-name="T15">}</text:span></text:p>
          <text:p text:style-name="P61"><text:span text:style-name="T15">let line = (i, j) =&gt; {</text:span></text:p>
          <text:p text:style-name="P61"><text:span text:style-name="T15"><text:s text:c="2"/></text:span><text:span text:style-name="T15">Range.forEach(k =&gt; item(j, k), Range.Inclusive(i, i+2))</text:span></text:p>
          <text:p text:style-name="P61"><text:span text:style-name="T15"><text:s text:c="2"/></text:span><text:span text:style-name="T15">print("")</text:span></text:p>
          <text:p text:style-name="P61"><text:span text:style-name="T15">}</text:span></text:p>
          <text:p text:style-name="P61"><text:span text:style-name="T15">let block = (i) =&gt; {</text:span></text:p>
          <text:p text:style-name="P61"><text:span text:style-name="T15"><text:s text:c="2"/></text:span><text:span text:style-name="T15">Range.forEach(j =&gt; line(i*3+1, j), Range.Inclusive(1, 9))</text:span></text:p>
          <text:p text:style-name="P61"><text:span text:style-name="T15"><text:s text:c="2"/></text:span><text:span text:style-name="T15">print("")</text:span></text:p>
          <text:p text:style-name="P61"><text:span text:style-name="T15">}</text:span></text:p>
          <text:p text:style-name="P61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5" draw:layer="layout" svg:width="11.2cm" svg:height="11.4cm" svg:x="13.154cm" svg:y="6.8cm">
          <text:p text:style-name="P24"><text:span text:style-name="T14">#!/usr/bin/dc</text:span></text:p>
          <text:p text:style-name="P24"><text:span text:style-name="T14">[ ./mt9x9.dc || dc mt9x9.dc ]sz</text:span></text:p>
          <text:p text:style-name="P24"><text:span text:style-name="T18"/></text:p>
          <text:p text:style-name="P24"><text:span text:style-name="T15">[32 P]sS</text:span></text:p>
          <text:p text:style-name="P24"><text:span text:style-name="T15">[</text:span></text:p>
          <text:p text:style-name="P24"><text:span text:style-name="T15"><text:s/></text:span><text:span text:style-name="T15">lk n [x] P lj n [=] P lk lj * d 9 !&lt;S n 9 P</text:span></text:p>
          <text:p text:style-name="P24"><text:span text:style-name="T15"><text:s/></text:span><text:span text:style-name="T15">lk 1 + d sk li 2 + !&lt;K</text:span></text:p>
          <text:p text:style-name="P24"><text:span text:style-name="T15">]sK</text:span></text:p>
          <text:p text:style-name="P24"><text:span text:style-name="T15">[</text:span></text:p>
          <text:p text:style-name="P24"><text:span text:style-name="T15"><text:s/></text:span><text:span text:style-name="T15">li d sk lK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j 1 + d sj 9 !&lt;J</text:span></text:p>
          <text:p text:style-name="P24"><text:span text:style-name="T15">]sJ</text:span></text:p>
          <text:p text:style-name="P24"><text:span text:style-name="T15">[</text:span></text:p>
          <text:p text:style-name="P24"><text:span text:style-name="T15"><text:s/></text:span><text:span text:style-name="T15">1 d sj lJ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i 3 + d si 9 !&lt;I</text:span></text:p>
          <text:p text:style-name="P24"><text:span text:style-name="T15">]sI</text:span></text:p>
          <text:p text:style-name="P24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4cm" svg:height="1.759cm" svg:x="17.8cm" svg:y="4.8cm">
          <draw:text-box>
            <text:p><text:span text:style-name="T17">DC</text:span></text:p>
          </draw:text-box>
        </draw:frame>
        <draw:frame draw:style-name="gr9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4" draw:layer="layout" svg:width="11.2cm" svg:height="11.4cm" svg:x="1.2cm" svg:y="6.8cm">
          <text:p text:style-name="P63"><text:span text:style-name="T14">#! /usr/bin/gforth</text:span></text:p>
          <text:p text:style-name="P63"><text:span text:style-name="T14">\ ./mt9x9.fth || gforth mt9x9.fth</text:span></text:p>
          <text:p text:style-name="P63"><text:span text:style-name="T22"/></text:p>
          <text:p text:style-name="P63"><text:span text:style-name="T23">: mt9x9</text:span></text:p>
          <text:p text:style-name="P63"><text:span text:style-name="T23"><text:s text:c="4"/></text:span><text:span text:style-name="T23">10 1 do</text:span></text:p>
          <text:p text:style-name="P63"><text:span text:style-name="T23"><text:s text:c="8"/></text:span><text:span text:style-name="T23">10 1 do</text:span></text:p>
          <text:p text:style-name="P63"><text:span text:style-name="T23"><text:s text:c="12"/></text:span><text:span text:style-name="T23">3 0 do</text:span></text:p>
          <text:p text:style-name="P63"><text:span text:style-name="T23"><text:s text:c="16"/></text:span><text:span text:style-name="T23">i k + 1 u.r 120 emit</text:span></text:p>
          <text:p text:style-name="P63"><text:span text:style-name="T23"><text:s text:c="16"/></text:span><text:span text:style-name="T23">j 1 u.r 61 emit</text:span></text:p>
          <text:p text:style-name="P63"><text:span text:style-name="T23"><text:s text:c="16"/></text:span><text:span text:style-name="T23">i k + j * 2 u.r 9 emit</text:span></text:p>
          <text:p text:style-name="P63"><text:span text:style-name="T23"><text:s text:c="12"/></text:span><text:span text:style-name="T23">loop</text:span></text:p>
          <text:p text:style-name="P63"><text:span text:style-name="T23"><text:s text:c="12"/></text:span><text:span text:style-name="T23">10 emit</text:span></text:p>
          <text:p text:style-name="P63"><text:span text:style-name="T23"><text:s text:c="8"/></text:span><text:span text:style-name="T23">loop</text:span></text:p>
          <text:p text:style-name="P63"><text:span text:style-name="T23"><text:s text:c="8"/></text:span><text:span text:style-name="T23">cr</text:span></text:p>
          <text:p text:style-name="P63"><text:span text:style-name="T23"><text:s text:c="4"/></text:span><text:span text:style-name="T23">3 +loop ;</text:span></text:p>
          <text:p text:style-name="P63"><text:span text:style-name="T23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6" draw:layer="layout" svg:width="11.2cm" svg:height="11.4cm" svg:x="13.151cm" svg:y="6.8cm">
          <text:p text:style-name="P65"><text:span text:style-name="T19">% sisalc -fileio mt9x9.sis -o mt9x9 &amp;&amp; ./mt9x9</text:span></text:p>
          <text:p text:style-name="P65"><text:span text:style-name="T25"/></text:p>
          <text:p text:style-name="P65"><text:span text:style-name="T21">define main</text:span></text:p>
          <text:p text:style-name="P65"><text:span text:style-name="T21">type string = array[character];</text:span></text:p>
          <text:p text:style-name="P65"><text:span text:style-name="T21">function main(returns string)</text:span></text:p>
          <text:p text:style-name="P65"><text:span text:style-name="T21"><text:s text:c="4"/></text:span><text:span text:style-name="T21">for i in array[1: 1, 4, 7] cross j in 1, 9 cross k in i, i+2</text:span></text:p>
          <text:p text:style-name="P65"><text:span text:style-name="T21"><text:s text:c="8"/></text:span><text:span text:style-name="T21">s := array[1: character(48+k),'x',character(48+j),'='] ||</text:span></text:p>
          <text:p text:style-name="P65"><text:span text:style-name="T21"><text:s text:c="8"/></text:span><text:span text:style-name="T21">if k*j &lt; 10 then</text:span></text:p>
          <text:p text:style-name="P65"><text:span text:style-name="T21"><text:s text:c="12"/></text:span><text:span text:style-name="T21">array[1: ' ',character(48+k*j)]</text:span></text:p>
          <text:p text:style-name="P65"><text:span text:style-name="T21"><text:s text:c="8"/></text:span><text:span text:style-name="T21">else</text:span></text:p>
          <text:p text:style-name="P65"><text:span text:style-name="T21"><text:s text:c="12"/></text:span><text:span text:style-name="T21">array[1: character(48+k*j/10),character(48+mod(k*j,10))]</text:span></text:p>
          <text:p text:style-name="P65"><text:span text:style-name="T21"><text:s text:c="8"/></text:span><text:span text:style-name="T21">end if ||</text:span></text:p>
          <text:p text:style-name="P65"><text:span text:style-name="T21"><text:s text:c="8"/></text:span><text:span text:style-name="T21">if k ~= i+2 then</text:span></text:p>
          <text:p text:style-name="P65"><text:span text:style-name="T21"><text:s text:c="12"/></text:span><text:span text:style-name="T21">array[1: '\t']</text:span></text:p>
          <text:p text:style-name="P65"><text:span text:style-name="T21"><text:s text:c="8"/></text:span><text:span text:style-name="T21">elseif j = 9 then</text:span></text:p>
          <text:p text:style-name="P65"><text:span text:style-name="T21"><text:s text:c="12"/></text:span><text:span text:style-name="T21">array[1: '\n','\n']</text:span></text:p>
          <text:p text:style-name="P65"><text:span text:style-name="T21"><text:s text:c="8"/></text:span><text:span text:style-name="T21">else</text:span></text:p>
          <text:p text:style-name="P65"><text:span text:style-name="T21"><text:s text:c="12"/></text:span><text:span text:style-name="T21">array[1: '\n']</text:span></text:p>
          <text:p text:style-name="P65"><text:span text:style-name="T21"><text:s text:c="8"/></text:span><text:span text:style-name="T21">end if</text:span></text:p>
          <text:p text:style-name="P65"><text:span text:style-name="T21"><text:s text:c="8"/></text:span><text:span text:style-name="T21">returns</text:span></text:p>
          <text:p text:style-name="P65"><text:span text:style-name="T21"><text:s text:c="12"/></text:span><text:span text:style-name="T21">value of catenate s</text:span></text:p>
          <text:p text:style-name="P65"><text:span text:style-name="T21"><text:s text:c="4"/></text:span><text:span text:style-name="T21">end for </text:span></text:p>
          <text:p text:style-name="P65"><text:span text:style-name="T21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SISAL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7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8" draw:layer="layout" svg:width="11.2cm" svg:height="11.4cm" svg:x="1.2cm" svg:y="6.8cm">
          <text:p text:style-name="P67"><text:span text:style-name="T14">// chpl mt9x9.chpl &amp;&amp; ./mt9x9</text:span></text:p>
          <text:p text:style-name="P67"><text:span text:style-name="T16"/></text:p>
          <text:p text:style-name="P67"><text:span text:style-name="T23">for i in 1..9 by 3 {</text:span></text:p>
          <text:p text:style-name="P67"><text:span text:style-name="T23"><text:s text:c="4"/></text:span><text:span text:style-name="T23">for j in 1..9 {</text:span></text:p>
          <text:p text:style-name="P67"><text:span text:style-name="T23"><text:s text:c="8"/></text:span><text:span text:style-name="T23">for k in [i, i+1, i+2] {</text:span></text:p>
          <text:p text:style-name="P67"><text:span text:style-name="T23"><text:s text:c="12"/></text:span><text:span text:style-name="T23">writef("%{#}x%{#}=%{##}\t", k, j, k*j);</text:span></text:p>
          <text:p text:style-name="P67"><text:span text:style-name="T23"><text:s text:c="8"/></text:span><text:span text:style-name="T23">}</text:span></text:p>
          <text:p text:style-name="P67"><text:span text:style-name="T23"><text:s text:c="8"/></text:span><text:span text:style-name="T23">write('\n');</text:span></text:p>
          <text:p text:style-name="P67"><text:span text:style-name="T23"><text:s text:c="4"/></text:span><text:span text:style-name="T23">}</text:span></text:p>
          <text:p text:style-name="P67"><text:span text:style-name="T23"><text:s text:c="4"/></text:span><text:span text:style-name="T23">writeln();</text:span></text:p>
          <text:p text:style-name="P6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0" draw:layer="layout" svg:width="11.2cm" svg:height="11.4cm" svg:x="1.2cm" svg:y="6.8cm">
          <text:p text:style-name="P69"><text:span text:style-name="T37">* pspp mt9x9.sps</text:span></text:p>
          <text:p text:style-name="P69"><text:span text:style-name="T38"/></text:p>
          <text:p text:style-name="P69"><text:span text:style-name="T39">NEW FILE.</text:span></text:p>
          <text:p text:style-name="P69"><text:span text:style-name="T39">INPUT PROGRAM.</text:span></text:p>
          <text:p text:style-name="P69"><text:span text:style-name="T39"><text:s text:c="4"/></text:span><text:span text:style-name="T39">STRING #s #s0 TO #s2 (A6).</text:span></text:p>
          <text:p text:style-name="P69"><text:span text:style-name="T39"><text:s text:c="4"/></text:span><text:span text:style-name="T39">LOOP #i = 1 TO 9 BY 3.</text:span></text:p>
          <text:p text:style-name="P69"><text:span text:style-name="T39"><text:s text:c="8"/></text:span><text:span text:style-name="T39">LOOP #j = 1 TO 9.</text:span></text:p>
          <text:p text:style-name="P69"><text:span text:style-name="T39"><text:s text:c="12"/></text:span><text:span text:style-name="T39">LOOP #k = #i TO #i+2.</text:span></text:p>
          <text:p text:style-name="P69"><text:span text:style-name="T39"><text:s text:c="16"/></text:span><text:span text:style-name="T39">COMPUTE #s = CONCAT(STRING(#k,F1),"x",STRING(#j,F1),"=",STRING(#k*#j,F2)).</text:span></text:p>
          <text:p text:style-name="P69"><text:span text:style-name="T39"><text:s text:c="16"/></text:span><text:span text:style-name="T39">IF(#k = #i) #s0 = #s.</text:span></text:p>
          <text:p text:style-name="P69"><text:span text:style-name="T39"><text:s text:c="16"/></text:span><text:span text:style-name="T39">IF(#k = #i+1) #s1 = #s.</text:span></text:p>
          <text:p text:style-name="P69"><text:span text:style-name="T39"><text:s text:c="16"/></text:span><text:span text:style-name="T39">IF(#k = #i+2) #s2 = #s.</text:span></text:p>
          <text:p text:style-name="P69"><text:span text:style-name="T39"><text:s text:c="12"/></text:span><text:span text:style-name="T39">END LOOP.</text:span></text:p>
          <text:p text:style-name="P69"><text:span text:style-name="T39"><text:s text:c="12"/></text:span><text:span text:style-name="T39">PRINT / #s0(A6) " <text:s/>" #s1(A6) " <text:s/>" #s2(A6).</text:span></text:p>
          <text:p text:style-name="P69"><text:span text:style-name="T39"><text:s text:c="8"/></text:span><text:span text:style-name="T39">END LOOP.</text:span></text:p>
          <text:p text:style-name="P69"><text:span text:style-name="T39"><text:s text:c="8"/></text:span><text:span text:style-name="T39">PRINT.</text:span></text:p>
          <text:p text:style-name="P69"><text:span text:style-name="T39"><text:s text:c="4"/></text:span><text:span text:style-name="T39">END LOOP.</text:span></text:p>
          <text:p text:style-name="P69"><text:span text:style-name="T39"><text:s text:c="4"/></text:span><text:span text:style-name="T39">WRITE.</text:span></text:p>
          <text:p text:style-name="P69"><text:span text:style-name="T39"><text:s text:c="4"/></text:span><text:span text:style-name="T39">END FILE.</text:span></text:p>
          <text:p text:style-name="P69"><text:span text:style-name="T39">END INPUT PROGRAM.</text:span></text:p>
          <text:p text:style-name="P69"><text:span text:style-name="T39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2" draw:layer="layout" svg:width="11.2cm" svg:height="11.4cm" svg:x="13.154cm" svg:y="6.8cm">
          <text:p text:style-name="P71"><text:span text:style-name="T14"/></text:p>
          <text:p text:style-name="P71"><text:span text:style-name="T14">-- ghdl -c mt9x9.vhd -e mt9x9 &amp;&amp; ./mt9x9</text:span></text:p>
          <text:p text:style-name="P71"><text:span text:style-name="T18"/></text:p>
          <text:p text:style-name="P71"><text:span text:style-name="T18">LIBRARY std;</text:span></text:p>
          <text:p text:style-name="P71"><text:span text:style-name="T18">USE std.TEXTIO.all;</text:span></text:p>
          <text:p text:style-name="P71"><text:span text:style-name="T18">entity mt9x9 is</text:span></text:p>
          <text:p text:style-name="P71"><text:span text:style-name="T18">end mt9x9;</text:span></text:p>
          <text:p text:style-name="P71"><text:span text:style-name="T18">architecture mt9x9 of mt9x9 is</text:span></text:p>
          <text:p text:style-name="P71"><text:span text:style-name="T18">begin</text:span></text:p>
          <text:p text:style-name="P71"><text:span text:style-name="T18"><text:s text:c="4"/></text:span><text:span text:style-name="T18">process</text:span></text:p>
          <text:p text:style-name="P71"><text:span text:style-name="T18"><text:s text:c="8"/></text:span><text:span text:style-name="T18">variable i, j, k: integer;</text:span></text:p>
          <text:p text:style-name="P71"><text:span text:style-name="T18"><text:s text:c="8"/></text:span><text:span text:style-name="T18">variable s: line;</text:span></text:p>
          <text:p text:style-name="P71"><text:span text:style-name="T18"><text:s text:c="4"/></text:span><text:span text:style-name="T18">begin</text:span></text:p>
          <text:p text:style-name="P71"><text:span text:style-name="T18"><text:s text:c="8"/></text:span><text:span text:style-name="T18">for i in 1 to 9 loop</text:span></text:p>
          <text:p text:style-name="P71"><text:span text:style-name="T18"><text:s text:c="12"/></text:span><text:span text:style-name="T18">next when i mod 3 /= 1;</text:span></text:p>
          <text:p text:style-name="P71"><text:span text:style-name="T18"><text:s text:c="12"/></text:span><text:span text:style-name="T18">for j in 1 to 9 loop</text:span></text:p>
          <text:p text:style-name="P71"><text:span text:style-name="T18"><text:s text:c="16"/></text:span><text:span text:style-name="T18">for k in i to i+2 loop</text:span></text:p>
          <text:p text:style-name="P71"><text:span text:style-name="T18"><text:s text:c="20"/></text:span><text:span text:style-name="T18">write(s, k);</text:span></text:p>
          <text:p text:style-name="P71"><text:span text:style-name="T18"><text:s text:c="20"/></text:span><text:span text:style-name="T18">write(s, 'x');</text:span></text:p>
          <text:p text:style-name="P71"><text:span text:style-name="T18"><text:s text:c="20"/></text:span><text:span text:style-name="T18">write(s, j);</text:span></text:p>
          <text:p text:style-name="P71"><text:span text:style-name="T18"><text:s text:c="20"/></text:span><text:span text:style-name="T18">write(s, '=');</text:span></text:p>
          <text:p text:style-name="P71"><text:span text:style-name="T18"><text:s text:c="20"/></text:span><text:span text:style-name="T18">write(s, k*j, right, 2);</text:span></text:p>
          <text:p text:style-name="P71"><text:span text:style-name="T18"><text:s text:c="20"/></text:span><text:span text:style-name="T18">write(s, character'val(9));</text:span></text:p>
          <text:p text:style-name="P71"><text:span text:style-name="T18"><text:s text:c="16"/></text:span><text:span text:style-name="T18">end loop;</text:span></text:p>
          <text:p text:style-name="P71"><text:span text:style-name="T18"><text:s text:c="16"/></text:span><text:span text:style-name="T18">writeline(OUTPUT, s);</text:span></text:p>
          <text:p text:style-name="P71"><text:span text:style-name="T18"><text:s text:c="12"/></text:span><text:span text:style-name="T18">end loop;</text:span></text:p>
          <text:p text:style-name="P71"><text:span text:style-name="T18"><text:s text:c="12"/></text:span><text:span text:style-name="T18">write(s, character'val(0));</text:span></text:p>
          <text:p text:style-name="P71"><text:span text:style-name="T18"><text:s text:c="12"/></text:span><text:span text:style-name="T18">writeline(OUTPUT, s);</text:span></text:p>
          <text:p text:style-name="P71"><text:span text:style-name="T18"><text:s text:c="8"/></text:span><text:span text:style-name="T18">end loop;</text:span></text:p>
          <text:p text:style-name="P71"><text:span text:style-name="T18"><text:s text:c="8"/></text:span><text:span text:style-name="T18">wait;</text:span></text:p>
          <text:p text:style-name="P71"><text:span text:style-name="T18"><text:s text:c="4"/></text:span><text:span text:style-name="T18">end process;</text:span></text:p>
          <text:p text:style-name="P71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ampl</text:span></text:p>
          <text:p text:style-name="P41"><text:span text:style-name="T19"># ./mt9x9.run || ampl mt9x9.run</text:span></text:p>
          <text:p text:style-name="P41"><text:span text:style-name="T25"/></text:p>
          <text:p text:style-name="P41"><text:span text:style-name="T23">for {i in 1 .. 9 by 3} {</text:span></text:p>
          <text:p text:style-name="P41"><text:span text:style-name="T23"><text:s text:c="4"/></text:span><text:span text:style-name="T23">for {j in 1 .. 9} {</text:span></text:p>
          <text:p text:style-name="P41"><text:span text:style-name="T23"><text:s text:c="8"/></text:span><text:span text:style-name="T23">for {k in {i, i+1, i+2}} {</text:span></text:p>
          <text:p text:style-name="P41"><text:span text:style-name="T23"><text:s text:c="12"/></text:span><text:span text:style-name="T23">printf "%dx%d=%2d\t", k, j, k*j;</text:span></text:p>
          <text:p text:style-name="P41"><text:span text:style-name="T23"><text:s text:c="8"/></text:span><text:span text:style-name="T23">}</text:span></text:p>
          <text:p text:style-name="P41"><text:span text:style-name="T23"><text:s text:c="8"/></text:span><text:span text:style-name="T23">printf "\n";</text:span></text:p>
          <text:p text:style-name="P41"><text:span text:style-name="T23"><text:s text:c="4"/></text:span><text:span text:style-name="T23">}</text:span></text:p>
          <text:p text:style-name="P41"><text:span text:style-name="T23"><text:s text:c="4"/></text:span><text:span text:style-name="T23">printf "\n";</text:span></text:p>
          <text:p text:style-name="P41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mumps</text:span></text:p>
          <text:p text:style-name="P41"><text:span text:style-name="T19">; ./mt9x9.mps || mumps mt9x9.mps</text:span></text:p>
          <text:p text:style-name="P41"><text:span text:style-name="T25"/></text:p>
          <text:p text:style-name="P41"><text:span text:style-name="T23">mt9x9</text:span></text:p>
          <text:p text:style-name="P41"><text:span text:style-name="T23"><text:s/></text:span><text:span text:style-name="T23">for i=1:3:9 do</text:span></text:p>
          <text:p text:style-name="P41"><text:span text:style-name="T23"><text:s/></text:span><text:span text:style-name="T23">. for j=1:1:9 do</text:span></text:p>
          <text:p text:style-name="P41"><text:span text:style-name="T23"><text:s/></text:span><text:span text:style-name="T23">.. for k=i,i+1,i+2 do</text:span></text:p>
          <text:p text:style-name="P41"><text:span text:style-name="T23"><text:s/></text:span><text:span text:style-name="T23">... write k,"x",j,"=",$justify(k*j,2),$char(9)</text:span></text:p>
          <text:p text:style-name="P41"><text:span text:style-name="T23"><text:s/></text:span><text:span text:style-name="T23">.. write $char(10)</text:span></text:p>
          <text:p text:style-name="P41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\: zoem -i mt9x9</text:span></text:p>
          <text:p text:style-name="P39"><text:span text:style-name="T18"/></text:p>
          <text:p text:style-name="P39"><text:span text:style-name="T15">\set{i}{1}</text:span></text:p>
          <text:p text:style-name="P39"><text:span text:style-name="T15">\while{\let{\i &lt;= 9}}{</text:span></text:p>
          <text:p text:style-name="P39"><text:span text:style-name="T15"><text:s text:c="4"/></text:span><text:span text:style-name="T15">\set{j}{1}</text:span></text:p>
          <text:p text:style-name="P39"><text:span text:style-name="T15"><text:s text:c="4"/></text:span><text:span text:style-name="T15">\while{\let{\j &lt;= 9}}{</text:span></text:p>
          <text:p text:style-name="P39"><text:span text:style-name="T15"><text:s text:c="8"/></text:span><text:span text:style-name="T15">\set{k}{\i}</text:span></text:p>
          <text:p text:style-name="P39"><text:span text:style-name="T15"><text:s text:c="8"/></text:span><text:span text:style-name="T15">\set{K}{0}</text:span></text:p>
          <text:p text:style-name="P39"><text:span text:style-name="T15"><text:s text:c="8"/></text:span><text:span text:style-name="T15">\while{\let{\K &lt;= 2}}{</text:span></text:p>
          <text:p text:style-name="P39"><text:span text:style-name="T15"><text:s text:c="12"/></text:span><text:span text:style-name="T15">\setx{k}{\let{\i + \K}}</text:span></text:p>
          <text:p text:style-name="P39"><text:span text:style-name="T15"><text:s text:c="12"/></text:span><text:span text:style-name="T15">\write{-}{txt}{\k\,x\j\,=}</text:span></text:p>
          <text:p text:style-name="P39"><text:span text:style-name="T15"><text:s text:c="12"/></text:span><text:span text:style-name="T15">\set{s}{\let{\k * \j}}</text:span></text:p>
          <text:p text:style-name="P39"><text:span text:style-name="T15"><text:s text:c="12"/></text:span><text:span text:style-name="T15">\if{\let{\s &lt; 10}}{\write{-}{txt}{ }}{}</text:span></text:p>
          <text:p text:style-name="P39"><text:span text:style-name="T15"><text:s text:c="12"/></text:span><text:span text:style-name="T15">\write{-}{txt}{\s <text:s/>}</text:span></text:p>
          <text:p text:style-name="P39"><text:span text:style-name="T15"><text:s text:c="12"/></text:span><text:span text:style-name="T15">\setx{K}{\let{\K + 1}}</text:span></text:p>
          <text:p text:style-name="P39"><text:span text:style-name="T15"><text:s text:c="8"/></text:span><text:span text:style-name="T15">}</text:span></text:p>
          <text:p text:style-name="P39"><text:span text:style-name="T15"><text:s text:c="8"/></text:span><text:span text:style-name="T15">\write{-}{txt}{\|}</text:span></text:p>
          <text:p text:style-name="P39"><text:span text:style-name="T15"><text:s text:c="8"/></text:span><text:span text:style-name="T15">\setx{j}{\let{\j + 1}}</text:span></text:p>
          <text:p text:style-name="P39"><text:span text:style-name="T15"><text:s text:c="4"/></text:span><text:span text:style-name="T15">}</text:span></text:p>
          <text:p text:style-name="P39"><text:span text:style-name="T15"><text:s text:c="4"/></text:span><text:span text:style-name="T15">\write{-}{txt}{\|}</text:span></text:p>
          <text:p text:style-name="P39"><text:span text:style-name="T15"><text:s text:c="4"/></text:span><text:span text:style-name="T15">\setx{i}{\let{\i + 3}}</text:span></text:p>
          <text:p text:style-name="P3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74" draw:layer="layout" svg:width="11.2cm" svg:height="11.4cm" svg:x="13.15cm" svg:y="6.8cm">
          <text:p text:style-name="P73"><text:span text:style-name="T28">-- sqlite3 &lt; mt9x9.sql</text:span></text:p>
          <text:p text:style-name="P73"><text:span text:style-name="T40"/></text:p>
          <text:p text:style-name="P73"><text:span text:style-name="T29">.mode tabs</text:span></text:p>
          <text:p text:style-name="P73"><text:span text:style-name="T29">CREATE TABLE t(j INT, i INT);</text:span></text:p>
          <text:p text:style-name="P73"><text:span text:style-name="T29">WITH RECURSIVE </text:span></text:p>
          <text:p text:style-name="P73"><text:span text:style-name="T29"><text:s text:c="2"/></text:span><text:span text:style-name="T29">for(j) AS (VALUES(1) UNION ALL SELECT j+1 FROM for WHERE j &lt; 9)</text:span></text:p>
          <text:p text:style-name="P73"><text:span text:style-name="T29">INSERT INTO t SELECT j, 1 FROM for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text:p text:style-name="P73"><text:span text:style-name="T29">UPDATE t SET i = i + 3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text:p text:style-name="P73"><text:span text:style-name="T29">UPDATE t SET i = i + 3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7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19">*&gt; cobc -Fx mt9x9.cob &amp;&amp; ./mt9x9 || cobc -Fxj mt9x9.cob</text:span></text:p>
          <text:p text:style-name="P55"><text:span text:style-name="T25"/></text:p>
          <text:p text:style-name="P55"><text:span text:style-name="T21">identification division.</text:span></text:p>
          <text:p text:style-name="P55"><text:span text:style-name="T21">program-id. mt9x9.</text:span></text:p>
          <text:p text:style-name="P55"><text:span text:style-name="T21">data division.</text:span></text:p>
          <text:p text:style-name="P55"><text:span text:style-name="T21">working-storage section.</text:span></text:p>
          <text:p text:style-name="P55"><text:span text:style-name="T21">01 i pic 9.</text:span></text:p>
          <text:p text:style-name="P55"><text:span text:style-name="T21">01 j pic 9.</text:span></text:p>
          <text:p text:style-name="P55"><text:span text:style-name="T21">01 k pic 9.</text:span></text:p>
          <text:p text:style-name="P55"><text:span text:style-name="T21">01 l pic 9.</text:span></text:p>
          <text:p text:style-name="P55"><text:span text:style-name="T21">01 kj pic z9.</text:span></text:p>
          <text:p text:style-name="P55"><text:span text:style-name="T21">procedure division.</text:span></text:p>
          <text:p text:style-name="P55"><text:span text:style-name="T21">perform varying i from 0 by 3 until i greater than 8</text:span></text:p>
          <text:p text:style-name="P55"><text:span text:style-name="T21"><text:s text:c="4"/></text:span><text:span text:style-name="T21">perform with test after varying j from 1 by 1 until j equal 9</text:span></text:p>
          <text:p text:style-name="P55"><text:span text:style-name="T21"><text:s text:c="8"/></text:span><text:span text:style-name="T21">perform varying l from 1 by 1 until l greater than 3</text:span></text:p>
          <text:p text:style-name="P55"><text:span text:style-name="T21"><text:s text:c="12"/></text:span><text:span text:style-name="T21">add i l giving k</text:span></text:p>
          <text:p text:style-name="P55"><text:span text:style-name="T21"><text:s text:c="12"/></text:span><text:span text:style-name="T21">multiply k by j giving kj</text:span></text:p>
          <text:p text:style-name="P55"><text:span text:style-name="T21"><text:s text:c="12"/></text:span><text:span text:style-name="T21">display k "x" j "=" kj x"09" with no advancing</text:span></text:p>
          <text:p text:style-name="P55"><text:span text:style-name="T21"><text:s text:c="8"/></text:span><text:span text:style-name="T21">end-perform</text:span></text:p>
          <text:p text:style-name="P55"><text:span text:style-name="T21"><text:s text:c="8"/></text:span><text:span text:style-name="T21">display x"0a" with no advancing</text:span></text:p>
          <text:p text:style-name="P55"><text:span text:style-name="T21"><text:s text:c="4"/></text:span><text:span text:style-name="T21">end-perform</text:span></text:p>
          <text:p text:style-name="P55"><text:span text:style-name="T21"><text:s text:c="4"/></text:span><text:span text:style-name="T21">display x"00"</text:span></text:p>
          <text:p text:style-name="P55"><text:span text:style-name="T21">end-perform</text:span></text:p>
          <text:p text:style-name="P55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77" draw:layer="layout" svg:width="11.2cm" svg:height="11.4cm" svg:x="13.21cm" svg:y="6.8cm">
          <text:p text:style-name="P76"><text:span text:style-name="T41">批曰。『</text:span><text:span text:style-name="T41">wenyan mt9x9.wy</text:span><text:span text:style-name="T41">』。</text:span></text:p>
          <text:p text:style-name="P76"><text:span text:style-name="T30"/></text:p>
          <text:p text:style-name="P76"><text:span text:style-name="T42">有數一名之曰「甲」。</text:span></text:p>
          <text:p text:style-name="P76"><text:span text:style-name="T42">恆為是。若「甲」不小於十者乃止也。</text:span></text:p>
          <text:p text:style-name="P76"><text:span text:style-name="T42"><text:s text:c="4"/></text:span><text:span text:style-name="T42">有數一名之曰「乙」。</text:span></text:p>
          <text:p text:style-name="P76"><text:span text:style-name="T42"><text:s text:c="4"/></text:span><text:span text:style-name="T42">恆為是。若「乙」不小於十者乃止也。</text:span></text:p>
          <text:p text:style-name="P76"><text:span text:style-name="T42"><text:s text:c="8"/></text:span><text:span text:style-name="T42">有數「甲」名之曰「丙」。</text:span></text:p>
          <text:p text:style-name="P76"><text:span text:style-name="T42"><text:s text:c="8"/></text:span><text:span text:style-name="T42">吾有一言。名之曰「列」。</text:span></text:p>
          <text:p text:style-name="P76"><text:span text:style-name="T42"><text:s text:c="8"/></text:span><text:span text:style-name="T42">恆為是。若「丙」不小於「甲」加三者乃止也。</text:span></text:p>
          <text:p text:style-name="P76"><text:span text:style-name="T42"><text:s text:c="12"/></text:span><text:span text:style-name="T42">乘「丙」以「乙」名之曰「果」。</text:span></text:p>
          <text:p text:style-name="P76"><text:span text:style-name="T42"><text:s text:c="12"/></text:span><text:span text:style-name="T42">加「列」以「丙」。昔之「列」者今其是矣。</text:span></text:p>
          <text:p text:style-name="P76"><text:span text:style-name="T42"><text:s text:c="12"/></text:span><text:span text:style-name="T42">加「列」以『</text:span><text:span text:style-name="T42">x</text:span><text:span text:style-name="T42">』。昔之「列」者今其是矣。</text:span></text:p>
          <text:p text:style-name="P76"><text:span text:style-name="T42"><text:s text:c="12"/></text:span><text:span text:style-name="T42">加「列」以「乙」。昔之「列」者今其是矣。</text:span></text:p>
          <text:p text:style-name="P76"><text:span text:style-name="T42"><text:s text:c="12"/></text:span><text:span text:style-name="T42">加「列」以『</text:span><text:span text:style-name="T42">=</text:span><text:span text:style-name="T42">』。昔之「列」者今其是矣。</text:span></text:p>
          <text:p text:style-name="P76"><text:span text:style-name="T42"><text:s text:c="12"/></text:span><text:span text:style-name="T42">若「果」小於十者</text:span></text:p>
          <text:p text:style-name="P76"><text:span text:style-name="T42"><text:s text:c="16"/></text:span><text:span text:style-name="T42">加「列」以『 』。昔之「列」者今其是矣也。</text:span></text:p>
          <text:p text:style-name="P76"><text:span text:style-name="T42"><text:s text:c="12"/></text:span><text:span text:style-name="T42">加「列」以「果」。昔之「列」者今其是矣。</text:span></text:p>
          <text:p text:style-name="P76"><text:span text:style-name="T42"><text:s text:c="12"/></text:span><text:span text:style-name="T42">加「列」以『</text:span><text:span text:style-name="T42">\t</text:span><text:span text:style-name="T42">』。昔之「列」者今其是矣。</text:span></text:p>
          <text:p text:style-name="P76"><text:span text:style-name="T42"><text:s text:c="12"/></text:span><text:span text:style-name="T42">加「丙」以一。昔之「丙」者今其是矣。</text:span></text:p>
          <text:p text:style-name="P76"><text:span text:style-name="T42"><text:s text:c="8"/></text:span><text:span text:style-name="T42">云云。</text:span></text:p>
          <text:p text:style-name="P76"><text:span text:style-name="T42"><text:s text:c="8"/></text:span><text:span text:style-name="T42">吾有一言。曰「列」。書之。</text:span></text:p>
          <text:p text:style-name="P76"><text:span text:style-name="T42"><text:s text:c="8"/></text:span><text:span text:style-name="T42">加「乙」以一。昔之「乙」者今其是矣。</text:span></text:p>
          <text:p text:style-name="P76"><text:span text:style-name="T42"><text:s text:c="4"/></text:span><text:span text:style-name="T42">云云。</text:span></text:p>
          <text:p text:style-name="P76"><text:span text:style-name="T42"><text:s text:c="4"/></text:span><text:span text:style-name="T42">書之。</text:span></text:p>
          <text:p text:style-name="P76"><text:span text:style-name="T42"><text:s text:c="4"/></text:span><text:span text:style-name="T42">加「甲」以三。昔之「甲」者今其是矣。</text:span></text:p>
          <text:p text:style-name="P76"><text:span text:style-name="T42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9" draw:layer="layout" svg:width="3.1cm" svg:height="1.774cm" svg:x="17.35cm" svg:y="4.8cm">
          <draw:text-box>
            <text:p><text:span text:style-name="T17">文言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78"><text:span text:style-name="T43">Rosetta Code</text:span></text:p>
                <text:p text:style-name="P79"><text:span text:style-name="T44">&lt;https://www.rosettacode.org/wiki/Multiplication_tables&gt;</text:span></text:p>
              </text:list-item>
              <text:list-item>
                <text:p text:style-name="P78"><text:span text:style-name="T43">Learn X in Y minutes</text:span></text:p>
              </text:list-item>
            </text:list>
            <text:list text:style-name="L5">
              <text:list-header>
                <text:p text:style-name="P79"><text:span text:style-name="T44">&lt;https://learnxinyminutes.com/&gt;</text:span></text:p>
              </text:list-header>
            </text:list>
            <text:list text:style-name="L3">
              <text:list-item>
                <text:p text:style-name="P78"><text:span text:style-name="T43">Fibonacci Benchmark</text:span></text:p>
              </text:list-item>
            </text:list>
            <text:list text:style-name="L5">
              <text:list-header>
                <text:p text:style-name="P79"><text:span text:style-name="T44">&lt;https://github.com/drujensen/fib&gt;</text:span></text:p>
              </text:list-header>
            </text:list>
            <text:list text:style-name="L3">
              <text:list-item>
                <text:p text:style-name="P78"><text:span text:style-name="T43">99 Bottles of Beer</text:span></text:p>
              </text:list-item>
            </text:list>
            <text:list text:style-name="L5">
              <text:list-header>
                <text:p text:style-name="P79"><text:span text:style-name="T44">&lt;https://www.99-bottles-of-beer.net/&gt;</text:span></text:p>
              </text:list-header>
            </text:list>
            <text:list text:style-name="L3">
              <text:list-header>
                <text:p text:style-name="P78"><text:span text:style-name="T45"/></text:p>
              </text:list-header>
              <text:list-item>
                <text:p text:style-name="P78"><text:span text:style-name="T43">Excluded target languages</text:span></text:p>
                <text:p text:style-name="P79"><text:span text:style-name="T44">11l, A+, Agda, APL, Assembly, Brainfuck, Clean, Crack, Elena, Eliza, K, Objective-C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81" draw:layer="layout" svg:width="10.508cm" svg:height="3.176cm" svg:x="4.913cm" svg:y="4.525cm" presentation:class="title" presentation:user-transformed="true">
          <draw:text-box>
            <text:p text:style-name="P80"><text:span text:style-name="T46">Thank you!</text:span></text:p>
          </draw:text-box>
        </draw:frame>
        <draw:custom-shape draw:style-name="gr2" draw:text-style-name="P83" draw:layer="layout" svg:width="14.9cm" svg:height="0.896cm" svg:x="10.221cm" svg:y="17.936cm">
          <text:p text:style-name="P82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2" presentation:class="page"/>
          <draw:frame presentation:style-name="pr8" draw:text-style-name="P84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14-02-17T14:06:43.699510764</meta:creation-date>
    <dc:language>en-US</dc:language>
    <meta:editing-cycles>462</meta:editing-cycles>
    <meta:editing-duration>P3DT1H43M45S</meta:editing-duration>
    <meta:initial-creator>root </meta:initial-creator>
    <dc:date>2022-08-30T17:37:59.328782155</dc:date>
    <meta:document-statistic meta:object-count="624"/>
    <meta:user-defined meta:name="Info 1"/>
    <meta:user-defined meta:name="Info 2"/>
    <meta:user-defined meta:name="Info 3"/>
    <meta:user-defined meta:name="Info 4"/>
  </office:meta>
</office:document-meta>
</file>